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svg:font-family="Courier" style:font-family-generic="modern"/>
    <style:font-face style:name="Courier New" svg:font-family="'Courier New'" style:font-family-generic="modern"/>
    <style:font-face style:name="Mincho" svg:font-family="Mincho, 明朝" style:font-family-generic="roman"/>
    <style:font-face style:name="HG Mincho Light J" svg:font-family="'HG Mincho Light J', msmincho" style:font-pitch="variable"/>
    <style:font-face style:name="Nimbus Roman No9 L" svg:font-family="'Nimbus Roman No9 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lbany" svg:font-family="Albany, Arial" style:font-family-generic="swiss" style:font-pitch="variable"/>
    <style:font-face style:name="Arial" svg:font-family="Arial"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5.7785in" table:align="right" style:writing-mode="lr-tb"/>
    </style:style>
    <style:style style:name="Table1.A" style:family="table-column">
      <style:table-column-properties style:column-width="1.875in"/>
    </style:style>
    <style:style style:name="Table1.B" style:family="table-column">
      <style:table-column-properties style:column-width="2.6674in"/>
    </style:style>
    <style:style style:name="Table1.C" style:family="table-column">
      <style:table-column-properties style:column-width="1.2361in"/>
    </style:style>
    <style:style style:name="Table1.1" style:family="table-row">
      <style:table-row-properties style:keep-together="false"/>
    </style:style>
    <style:style style:name="Table1.A1" style:family="table-cell">
      <style:table-cell-properties style:vertical-align="top" style:border-line-width-left="0.0007in 0.0139in 0.0007in" style:border-line-width-top="0.0007in 0.0139in 0.0007in" fo:padding-left="0.075in" fo:padding-right="0.075in" fo:padding-top="0in" fo:padding-bottom="0in" fo:border-left="0.0153in double #000000" fo:border-right="none" fo:border-top="0.0153in double #000000" fo:border-bottom="0.0007in solid #000000" style:writing-mode="lr-tb"/>
    </style:style>
    <style:style style:name="Table1.B1" style:family="table-cell">
      <style:table-cell-properties style:vertical-align="top" style:border-line-width-top="0.0007in 0.0139in 0.0007in" fo:padding-left="0.075in" fo:padding-right="0.075in" fo:padding-top="0in" fo:padding-bottom="0in" fo:border-left="0.0007in solid #000000" fo:border-right="none" fo:border-top="0.0153in double #000000" fo:border-bottom="0.0007in solid #000000" style:writing-mode="lr-tb"/>
    </style:style>
    <style:style style:name="Table1.C1" style:family="table-cell">
      <style:table-cell-properties style:vertical-align="top" style:border-line-width-top="0.0007in 0.0139in 0.0007in" fo:padding-left="0.075in" fo:padding-right="0.075in" fo:padding-top="0in" fo:padding-bottom="0in" fo:border-left="0.0007in solid #000000" fo:border-right="0.0007in solid #000000" fo:border-top="0.0153in double #000000" fo:border-bottom="0.0007in solid #000000" style:writing-mode="lr-tb"/>
    </style:style>
    <style:style style:name="Table1.A2" style:family="table-cell">
      <style:table-cell-properties style:vertical-align="top" style:border-line-width-left="0.0007in 0.0139in 0.0007in" fo:padding-left="0.075in" fo:padding-right="0.075in" fo:padding-top="0in" fo:padding-bottom="0in" fo:border-left="0.0153in double #000000" fo:border-right="none" fo:border-top="none" fo:border-bottom="0.0007in solid #000000" style:writing-mode="lr-tb"/>
    </style:style>
    <style:style style:name="Table1.B2" style:family="table-cell">
      <style:table-cell-properties style:vertical-align="top" fo:padding-left="0.075in" fo:padding-right="0.075in" fo:padding-top="0in" fo:padding-bottom="0in" fo:border-left="0.0007in solid #000000" fo:border-right="none" fo:border-top="none" fo:border-bottom="0.0007in solid #000000" style:writing-mode="lr-tb"/>
    </style:style>
    <style:style style:name="Table1.C2" style:family="table-cell">
      <style:table-cell-properties style:vertical-align="top" fo:padding-left="0.075in" fo:padding-right="0.075in" fo:padding-top="0in" fo:padding-bottom="0in" fo:border-left="0.0007in solid #000000" fo:border-right="0.0007in solid #000000" fo:border-top="none" fo:border-bottom="0.0007in solid #000000" style:writing-mode="lr-tb"/>
    </style:style>
    <style:style style:name="Table1.C6" style:family="table-cell">
      <style:table-cell-properties style:vertical-align="bottom" fo:padding-left="0.075in" fo:padding-right="0.075in" fo:padding-top="0in" fo:padding-bottom="0in" fo:border-left="0.0007in solid #000000" fo:border-right="0.0007in solid #000000" fo:border-top="none" fo:border-bottom="0.0007in solid #000000" style:writing-mode="lr-tb"/>
    </style:style>
    <style:style style:name="P1" style:family="paragraph" style:parent-style-name="HA" style:master-page-name="Standard"/>
    <style:style style:name="P2" style:family="paragraph" style:parent-style-name="BodyNoIndent">
      <style:paragraph-properties fo:line-height="200%"/>
    </style:style>
    <style:style style:name="P3" style:family="paragraph" style:parent-style-name="Body">
      <style:paragraph-properties fo:line-height="200%"/>
    </style:style>
    <style:style style:name="P4" style:family="paragraph" style:parent-style-name="HD">
      <style:paragraph-properties fo:line-height="200%"/>
    </style:style>
    <style:style style:name="P5" style:family="paragraph" style:parent-style-name="BL1">
      <style:paragraph-properties fo:line-height="200%"/>
    </style:style>
    <style:style style:name="P6" style:family="paragraph" style:parent-style-name="HE">
      <style:paragraph-properties fo:line-height="200%"/>
    </style:style>
    <style:style style:name="P7" style:family="paragraph" style:parent-style-name="NoteH">
      <style:paragraph-properties fo:line-height="200%"/>
    </style:style>
    <style:style style:name="P8" style:family="paragraph" style:parent-style-name="NOX">
      <style:paragraph-properties fo:line-height="200%"/>
    </style:style>
    <style:style style:name="P9" style:family="paragraph" style:parent-style-name="HC">
      <style:paragraph-properties fo:line-height="200%"/>
    </style:style>
    <style:style style:name="P10" style:family="paragraph" style:parent-style-name="NL1" style:list-style-name="WW8Num1">
      <style:paragraph-properties fo:margin-left="0.5in" fo:margin-right="0.5in" fo:line-height="200%" fo:text-indent="0in" style:auto-text-indent="false">
        <style:tab-stops>
          <style:tab-stop style:position="0in"/>
        </style:tab-stops>
      </style:paragraph-properties>
    </style:style>
    <style:style style:name="P11" style:family="paragraph" style:parent-style-name="NL" style:list-style-name="WW8Num1">
      <style:paragraph-properties fo:margin-left="0.5in" fo:margin-right="0.5in" fo:line-height="200%" fo:text-indent="0in" style:auto-text-indent="false">
        <style:tab-stops>
          <style:tab-stop style:position="0in"/>
        </style:tab-stops>
      </style:paragraph-properties>
    </style:style>
    <style:style style:name="P12" style:family="paragraph" style:parent-style-name="NL">
      <style:paragraph-properties fo:margin-left="0in" fo:margin-right="0in" fo:line-height="200%" fo:text-indent="0in" style:auto-text-indent="false">
        <style:tab-stops>
          <style:tab-stop style:position="0.5in"/>
        </style:tab-stops>
      </style:paragraph-properties>
    </style:style>
    <style:style style:name="P13" style:family="paragraph" style:parent-style-name="NL1">
      <style:paragraph-properties fo:line-height="200%"/>
    </style:style>
    <style:style style:name="P14" style:family="paragraph" style:parent-style-name="NL">
      <style:paragraph-properties fo:line-height="200%"/>
    </style:style>
    <style:style style:name="P15" style:family="paragraph" style:parent-style-name="NLX">
      <style:paragraph-properties fo:line-height="200%"/>
    </style:style>
    <style:style style:name="P16" style:family="paragraph" style:parent-style-name="NL1">
      <style:paragraph-properties fo:margin-left="0.25in" fo:margin-right="0in" fo:line-height="200%" fo:text-indent="-0.25in" style:auto-text-indent="false">
        <style:tab-stops>
          <style:tab-stop style:position="0.25in"/>
          <style:tab-stop style:position="0.5in"/>
        </style:tab-stops>
      </style:paragraph-properties>
    </style:style>
    <style:style style:name="P17" style:family="paragraph" style:parent-style-name="NL">
      <style:paragraph-properties fo:margin-left="0.25in" fo:margin-right="0in" fo:line-height="200%" fo:text-indent="-0.25in" style:auto-text-indent="false">
        <style:tab-stops>
          <style:tab-stop style:position="0.25in"/>
          <style:tab-stop style:position="0.5in"/>
        </style:tab-stops>
      </style:paragraph-properties>
    </style:style>
    <style:style style:name="P18" style:family="paragraph" style:parent-style-name="NLX">
      <style:paragraph-properties fo:margin-left="0.25in" fo:margin-right="0in" fo:line-height="200%" fo:text-indent="-0.25in" style:auto-text-indent="false">
        <style:tab-stops>
          <style:tab-stop style:position="0.25in"/>
          <style:tab-stop style:position="0.5in"/>
        </style:tab-stops>
      </style:paragraph-properties>
      <style:text-properties fo:font-size="9pt" style:font-size-asian="9pt" style:font-size-complex="9pt"/>
    </style:style>
    <style:style style:name="P19" style:family="paragraph" style:parent-style-name="NO">
      <style:paragraph-properties fo:line-height="200%"/>
    </style:style>
    <style:style style:name="P20" style:family="paragraph" style:parent-style-name="PD">
      <style:paragraph-properties fo:line-height="200%"/>
    </style:style>
    <style:style style:name="P21" style:family="paragraph" style:parent-style-name="FN">
      <style:paragraph-properties fo:line-height="200%"/>
    </style:style>
    <style:style style:name="P22" style:family="paragraph" style:parent-style-name="FC">
      <style:paragraph-properties fo:line-height="200%"/>
    </style:style>
    <style:style style:name="P23" style:family="paragraph" style:parent-style-name="BL">
      <style:paragraph-properties fo:line-height="200%"/>
    </style:style>
    <style:style style:name="P24" style:family="paragraph" style:parent-style-name="BX">
      <style:paragraph-properties fo:line-height="200%"/>
    </style:style>
    <style:style style:name="P25" style:family="paragraph" style:parent-style-name="TN">
      <style:paragraph-properties fo:line-height="200%"/>
    </style:style>
    <style:style style:name="P26" style:family="paragraph" style:parent-style-name="TH">
      <style:paragraph-properties fo:line-height="200%"/>
    </style:style>
    <style:style style:name="P27" style:family="paragraph" style:parent-style-name="TCH">
      <style:paragraph-properties fo:line-height="200%" style:snap-to-layout-grid="false"/>
    </style:style>
    <style:style style:name="P28" style:family="paragraph" style:parent-style-name="TB1">
      <style:paragraph-properties fo:line-height="200%" style:snap-to-layout-grid="false"/>
    </style:style>
    <style:style style:name="P29" style:family="paragraph" style:parent-style-name="TBX">
      <style:paragraph-properties fo:line-height="200%" style:snap-to-layout-grid="false"/>
    </style:style>
    <style:style style:name="P30" style:family="paragraph" style:parent-style-name="Contents_20_3"/>
    <style:style style:name="P31" style:family="paragraph" style:parent-style-name="Body">
      <style:paragraph-properties fo:line-height="200%">
        <style:tab-stops>
          <style:tab-stop style:position="0in"/>
        </style:tab-stops>
      </style:paragraph-properties>
    </style:style>
    <style:style style:name="T1" style:family="text" style:parent-style-name="Comment_20_Reference">
      <style:text-properties fo:color="#000000" fo:font-style="italic" style:font-style-asian="italic"/>
    </style:style>
    <style:style style:name="T2" style:family="text" style:parent-style-name="Comment_20_Reference">
      <style:text-properties fo:color="#000000" fo:font-weight="bold" style:font-weight-asian="bold"/>
    </style:style>
    <style:style style:name="T3" style:family="text">
      <style:text-properties style:font-size-complex="11pt"/>
    </style:style>
    <style:style style:name="T4" style:family="text" style:parent-style-name="Comment_20_Reference">
      <style:text-properties fo:color="#000000" style:font-name="Arial"/>
    </style:style>
    <style:style style:name="T5" style:family="text">
      <style:text-properties fo:font-style="italic" style:font-style-asian="italic" style:font-style-complex="italic"/>
    </style:style>
    <style:style style:name="T6" style:family="text" style:parent-style-name="Comment_20_Reference">
      <style:text-properties fo:color="#000000"/>
    </style:style>
    <style:style style:name="T7" style:family="text" style:parent-style-name="Strong_20_Emphasis">
      <style:text-properties fo:font-weight="normal" style:font-weight-asian="normal" style:font-weight-complex="normal"/>
    </style:style>
    <style:style style:name="T8" style:family="text">
      <style:text-properties fo:font-size="9pt" style:font-size-asian="9pt" style:font-size-complex="9pt"/>
    </style:style>
    <style:style style:name="T9" style:family="text" style:parent-style-name="Emphasis">
      <style:text-properties fo:font-style="normal" fo:font-weight="normal" style:font-style-asian="normal" style:font-weight-asian="normal"/>
    </style:style>
    <style:style style:name="T10" style:family="text" style:parent-style-name="Comment_20_Reference">
      <style:text-properties fo:color="#000000" style:font-name="Arial" fo:font-weight="bold" style:font-weight-asian="bold"/>
    </style:style>
    <style:style style:name="T11" style:family="text" style:parent-style-name="Comment_20_Reference">
      <style:text-properties fo:color="#000000" style:font-name="Arial" fo:font-style="italic" style:font-style-asian="italic"/>
    </style:style>
    <style:style style:name="T12" style:family="text">
      <style:text-properties fo:font-style="italic" style:font-style-asian="italic" style:font-size-complex="11pt"/>
    </style:style>
    <style:style style:name="T13" style:family="text">
      <style:text-properties style:font-name-asian="Arial Unicode MS" style:font-size-complex="11pt"/>
    </style:style>
    <style:style style:name="T14" style:family="text">
      <style:text-properties fo:font-weight="bold" style:font-weight-asian="bold" style:font-size-complex="11pt" style:font-weight-complex="bold"/>
    </style:style>
    <style:style style:name="T15" style:family="text">
      <style:text-properties style:font-style-complex="italic"/>
    </style:style>
    <style:style style:name="T16" style:family="text">
      <style:text-properties fo:language="it" fo:country="IT"/>
    </style:style>
    <style:style style:name="T17" style:family="text">
      <style:text-properties fo:language="fr" fo:country="CH"/>
    </style:style>
    <style:style style:name="T18" style:family="text" style:parent-style-name="CD1">
      <style:text-properties fo:font-style="italic" style:font-style-asian="italic" style:font-style-complex="italic"/>
    </style:style>
    <style:style style:name="T19" style:family="text" style:parent-style-name="Internet_20_link">
      <style:text-properties fo:language="pt" fo:country="PT"/>
    </style:style>
    <style:style style:name="T20" style:family="text" style:parent-style-name="C1">
      <style:text-properties fo:language="pt" fo:country="PT"/>
    </style:style>
    <style:style style:name="Sect1" style:family="section">
      <style:section-properties style:writing-mode="lr-tb" style:editable="false">
        <style:columns fo:column-count="0" fo:column-gap="0in"/>
        <text:notes-configuration text:note-class="footnote"/>
      </style:section-properties>
    </style:style>
    <style:style style:name="Sect2" style:family="section">
      <style:section-properties text:dont-balance-text-columns="true" style:writing-mode="lr-tb" style:editable="false">
        <style:columns fo:column-count="0" fo:column-gap="0in"/>
        <text:notes-configuration text:note-class="footnote"/>
      </style:section-properties>
    </style:style>
  </office:automatic-styles>
  <office:body>
    <office:text>
      <text:tracked-changes>
        <text:changed-region text:id="ct149795672">
          <text:insertion>
            <office:change-info>
              <dc:creator>Nancy</dc:creator>
              <dc:date>2006-05-23T11:56: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text:span text:style-name="T1"><office:annotation><dc:creator>Nancy</dc:creator><dc:date>2006-11-02T00:00:00</dc:date><text:p>CN</text:p></office:annotation></text:span></text:p>
      <text:p text:style-name="HB">Installing Ubuntu<text:span text:style-name="T1"><office:annotation><dc:creator>Nancy</dc:creator><dc:date>2006-11-02T00:00:00</dc:date><text:p>CT</text:p></office:annotation></text:span></text:p>
      <text:p text:style-name="P2">If you are reading this, it is fairly safe to assume that you have made the decision to give Ubuntu a try. What a wise choice. Ubuntu is a cutting-edge Linux distribution with a dedication to freedom, ease of use, and flexibility. This flexibility not only manifests in creating a powerful and extensible operating system (OS) for your computer but also in how you evaluate and install it.</text:p>
      <text:p text:style-name="P3">Trying out Ubuntu is simple. The Ubuntu installation CD is a special live CD. You can use this disc to run Ubuntu from the CD itself, without it ever coming into contact with your hard disk. This is ideal if you are already using Windows; you can try out Ubuntu by running it from the CD, and you don’t have to worry about it overwriting your Windows hard disk.</text:p>
      <text:p text:style-name="P4">Choosing your Ubuntu Version<text:span text:style-name="T2"><office:annotation><dc:creator>Nancy</dc:creator><dc:date>2006-11-02T00:00:00</dc:date><text:p>HA</text:p></office:annotation></text:span></text:p>
      <text:p text:style-name="P3">The developers behind Ubuntu have worked to make the software as easy and flexible to install as possible. They understand that people will be installing Ubuntu on different types of computers (desktops, servers, laptops, etc.) and using different types of computers (PCs, 64-bit computers, Macs, etc.). To cater for everyone, there are two Ubuntu CDs that can be used.</text:p>
      <text:p text:style-name="P5"><text:span text:style-name="T3"><text:s/><text:tab/></text:span>Live<text:span text:style-name="T4">:</text:span> The live CD is the one recommended for <text:span text:style-name="T5">desktops</text:span> and<text:span text:style-name="T5"> laptops</text:span>. With this CD, you can boot Ubuntu from the CD and, if you like it, install it.</text:p>
      <text:p text:style-name="P5"><text:span text:style-name="T3"><text:s/><text:tab/></text:span>Install<text:span text:style-name="T4"><office:annotation><dc:creator>Nancy</dc:creator><dc:date>2006-11-02T00:00:00</dc:date><text:p>BL</text:p></office:annotation></text:span>: The install CD is recommended for use when installing on a server. With this CD you boot into an installer and then run Ubuntu when the installation is complete.</text:p>
      <text:p text:style-name="P3">When you have decided which type of CD to use, you now need to choose the correct computer architecture. Both the live and install discs support each of the following types of computer.</text:p>
      <text:p text:style-name="P5"><text:span text:style-name="T3"><text:s/><text:tab/></text:span>PC<text:span text:style-name="T4"><office:annotation><dc:creator>Nancy</dc:creator><dc:date>2006-11-02T00:00:00</dc:date><text:p>BL</text:p></office:annotation></text:span>: If you have an Intel 386, 486, Xeon, or Pentium class processor, you should choose the PC version. You can also use this for all AMD processors other than AMD64.</text:p>
      <text:p text:style-name="P5"><text:span text:style-name="T3"><text:s/><text:tab/></text:span>AMD64<text:span text:style-name="T4"><office:annotation><dc:creator>Nancy</dc:creator><dc:date>2006-11-02T00:00:00</dc:date><text:p>BL</text:p></office:annotation></text:span>: If you are using a 64-bit AMD processor, select this version.</text:p>
      <text:p text:style-name="P5"><text:span text:style-name="T3"><text:s/><text:tab/></text:span>PowerPC<text:span text:style-name="T4"><office:annotation><dc:creator>Nancy</dc:creator><dc:date>2006-11-02T00:00:00</dc:date><text:p>BL</text:p></office:annotation></text:span>: If you are using a PowerPC-based processor (common in many Apple Macs, PowerBooks, and Mac Minis), use this version.</text:p>
      <text:p text:style-name="P3">So, as an example, if you want to install Ubuntu on your Intel Pentium IV laptop, choose the PC live CD. If you want to install Ubuntu on your Xeon server, choose the PC install CD.</text:p>
      <text:p text:style-name="P6">Other Ubuntu Distributions<text:span text:style-name="T1"><office:annotation><dc:creator>Nancy</dc:creator><dc:date>2006-11-02T00:00:00</dc:date><text:p>HB</text:p></office:annotation></text:span></text:p>
      <text:p text:style-name="P3">In addition to the official Ubuntu release, there are some additional distributions that are based on Ubuntu but are slightly different, including the following:</text:p>
      <text:p text:style-name="P5"><text:span text:style-name="T3"><text:s/><text:tab/></text:span>Kubuntu<text:span text:style-name="T4"><office:annotation><dc:creator>Nancy</dc:creator><dc:date>2006-11-02T00:00:00</dc:date><text:p>BL</text:p></office:annotation></text:span>—Kubuntu is Ubuntu, but instead of using the GNOME desktop, Kubuntu uses the KDE desktop. See <text:a xlink:type="simple" xlink:href="http://www.kubuntu.org/"><text:span text:style-name="Internet_20_link">www.kubuntu.org/</text:span></text:a> for more information.</text:p>
      <text:p text:style-name="P5"><text:span text:style-name="T3"><text:s/><text:tab/></text:span>Edubuntu<text:span text:style-name="T4"><office:annotation><dc:creator>Nancy</dc:creator><dc:date>2006-11-02T00:00:00</dc:date><text:p>BL</text:p></office:annotation></text:span>—The Edubuntu distribution is a version of Ubuntu that has been customized for educational use. This includes, among other things, a range of educational software that looks and feels customized for kids. This distribution is particularly useful for those of you who want to run Ubuntu in a school or college environment or on a young child’s computer. See <text:a xlink:type="simple" xlink:href="http://www.edubuntu.org/"><text:span text:style-name="Internet_20_link">www.edubuntu.org/</text:span></text:a> for more.</text:p>
      <text:p text:style-name="P5"><text:span text:style-name="T3"><text:s/><text:tab/></text:span>Xubuntu<text:span text:style-name="T4"><office:annotation><dc:creator>Nancy</dc:creator><dc:date>2006-11-02T00:00:00</dc:date><text:p>BL</text:p></office:annotation></text:span>: The Xubuntu distribution replaces the GNOME desktop environment with the Xfce 4 environment. Xubuntu is particularly useful for those of you who want to run Ubuntu on older hardware. See <text:a xlink:type="simple" xlink:href="https://wiki.ubuntu.com/Xubuntu"><text:span text:style-name="Internet_20_link">https://wiki.ubuntu.com/Xubuntu</text:span></text:a> for more.</text:p>
      <text:p text:style-name="P3">With a range of different distributions and options available, Ubuntu is flexible enough to be used in virtually all situations. </text:p>
      <text:p text:style-name="P7">Is it still Ubuntu?<text:span text:style-name="T2"><office:annotation><dc:creator>Nancy</dc:creator><dc:date>2006-11-02T00:00:00</dc:date><text:p>HB</text:p></office:annotation></text:span></text:p>
      <text:p text:style-name="P8">Some of you may be reading about Kubuntu, Edubuntu, and Xubuntu and wondering how different they are from the regular Ubuntu release. These distributions differ mainly in which applications and desktop interface is included. As such, they differ quite a bit, but the underlying OS and software install system is the same.</text:p>
      <text:p text:style-name="P9">Getting Ubuntu<text:span text:style-name="T1"><office:annotation><dc:creator>Nancy</dc:creator><dc:date>2006-11-02T00:00:00</dc:date><text:p>HA</text:p></office:annotation></text:span></text:p>
      <text:p text:style-name="P2">Ubuntu is an entirely free OS, and when you have a copy of it you can give it to as many people as you like. This free characteristic of Ubuntu means that it is devilishly simple to get a copy. If you have a DSL or better Internet connection, head over to <text:a xlink:type="simple" xlink:href="http://www.ubuntu.com/download"><text:span text:style-name="Internet_20_link">www.ubuntu.com/download</text:span></text:a>, and select your country from the list of download sites. You can then select a live or install CD based on your platform and download it.</text:p>
      <text:p text:style-name="P7">Note<text:span text:style-name="T2"><office:annotation><dc:creator>Nancy</dc:creator><dc:date>2006-11-02T00:00:00</dc:date><text:p>NoteH</text:p></office:annotation></text:span></text:p>
      <text:p text:style-name="P8">See the Burning a CD section below for details on how to create your Ubuntu CD from the file you just downloaded.<text:span text:style-name="T6"><office:annotation><dc:creator>Nancy</dc:creator><dc:date>2006-11-02T00:00:00</dc:date><text:p>NO</text:p></office:annotation></text:span></text:p>
      <text:p text:style-name="P3">If you are willing to wait for a CD, you can get a physical Ubuntu CD posted to you free of charge. To do this, go to <text:a xlink:type="simple" xlink:href="https://shipit.ubuntu.com/"><text:span text:style-name="Internet_20_link">https://shipit.ubuntu.com/</text:span></text:a>, and log in. You will need an account on the Launchpad site to use the ShipIt service. If you don’t have one, just click on the “create a new account” link to create one. To use ShipIt, fill in the simple form, and submit it. Your CDs will then be sent out.</text:p>
      <text:p text:style-name="P4">Burning a CD<text:span text:style-name="T2"><office:annotation><dc:creator>Nancy</dc:creator><dc:date>2006-11-02T00:00:00</dc:date><text:p>HB</text:p></office:annotation></text:span></text:p>
      <text:p text:style-name="P2">When you download an Ubuntu CD, you download a special .iso file, which is the same size as a CD (around 650MB). To run the CD you need to convert this file into an installation CD. The file that you downloaded contains a detailed map of what the CD should look like, complete with all the different files that are part of Ubuntu. When you burn the .iso file to the CD-ROM, the original CD layout is restored, and you have a complete installation CD all ready to go.</text:p>
      <text:p text:style-name="P7">Which Image?<text:span text:style-name="T2"><office:annotation><dc:creator>Nancy</dc:creator><dc:date>2006-11-02T00:00:00</dc:date><text:p>TIH</text:p></office:annotation></text:span></text:p>
      <text:p text:style-name="P8">When you are reading about .iso files, you will often see them referred to as <text:span text:style-name="T5">CD Images</text:span>. The term “image” here does not refer to a visual image such as a photo or picture but instead refers to a snapshot of a CD.<text:span text:style-name="T6"><office:annotation><dc:creator>Nancy</dc:creator><dc:date>2006-11-02T00:00:00</dc:date><text:p>TI</text:p></office:annotation></text:span></text:p>
      <text:p text:style-name="P3">You need to use a CD burning application to burn your .iso file to the CD correctly. Inside the application there should be a menu option called “Burn from Disc Image” or something similar. You then select the .iso file, insert a CD, and after a few minutes, out pops a fresh Ubuntu installation CD.</text:p>
      <text:p text:style-name="P2">To give you a head start, the following sections present instructions for burning a CD in some popular tools.</text:p>
      <text:p text:style-name="P6">In Windows with <text:span text:style-name="T7">ISO Recorder</text:span><text:span text:style-name="T1"><office:annotation><dc:creator>Nancy</dc:creator><dc:date>2006-11-02T00:00:00</dc:date><text:p>HC</text:p></office:annotation></text:span></text:p>
      <text:p text:style-name="P2">To burn your .iso with the freely available ISO Recorder, first go to <text:a xlink:type="simple" xlink:href="http://isorecorder.alexfeinman.com/"><text:span text:style-name="Internet_20_link">http://isorecorder.alexfeinman.com/</text:span></text:a>, and then download and install ISO Recorder. To burn your image, follow these steps:</text:p>
      <text:list text:style-name="WW8Num1">
        <text:list-item>
          <text:p text:style-name="P10">Insert<text:span text:style-name="T4"><office:annotation><dc:creator>Nancy</dc:creator><dc:date>2006-11-02T00:00:00</dc:date><text:p>NL</text:p></office:annotation></text:span> a blank CD into your CD writer.</text:p>
        </text:list-item>
        <text:list-item>
          <text:p text:style-name="P11">Locate <text:span text:style-name="T4"><office:annotation><dc:creator>Nancy</dc:creator><dc:date>2006-11-02T00:00:00</dc:date><text:p>NL</text:p></office:annotation></text:span>the .iso file you downloaded, right-click it and select “Copy Image to CD.”</text:p>
        </text:list-item>
        <text:list-item>
          <text:p text:style-name="P11">Click<text:span text:style-name="T4"><office:annotation><dc:creator>Nancy</dc:creator><dc:date>2006-11-02T00:00:00</dc:date><text:p>NL</text:p></office:annotation></text:span> “Next,” and the recording process begins.</text:p>
        </text:list-item>
        <text:list-item>
          <text:p text:style-name="P11">When <text:span text:style-name="T4"><office:annotation><dc:creator>Nancy</dc:creator><dc:date>2006-11-02T00:00:00</dc:date><text:p>NL</text:p></office:annotation></text:span>the image has been written, click “Finish” to exit .iso Recorder.</text:p>
        </text:list-item>
      </text:list>
      <text:p text:style-name="P12"/>
      <text:p text:style-name="P6">In Windows with <text:span text:style-name="T7">Nero Burning ROM</text:span><text:span text:style-name="T1"><office:annotation><dc:creator>Nancy</dc:creator><dc:date>2006-11-02T00:00:00</dc:date><text:p>HC</text:p></office:annotation></text:span></text:p>
      <text:p text:style-name="P2">To burn your image using Nero Burning ROM, follow these steps:</text:p>
      <text:p text:style-name="P13"><text:span text:style-name="T8">1.<text:tab/></text:span>Insert a blank CD into your CD writer.</text:p>
      <text:p text:style-name="P14"><text:span text:style-name="T8">2.<text:tab/></text:span>Start Nero Burning ROM.</text:p>
      <text:p text:style-name="P14"><text:span text:style-name="T8">3.<text:tab/></text:span>Follow the wizard prompts, and select “Data CD.”</text:p>
      <text:p text:style-name="P14"><text:span text:style-name="T8">4.<text:tab/></text:span>When the wizard finishes, click “Burn Image” on the File menu.</text:p>
      <text:p text:style-name="P14"><text:span text:style-name="T8">5.<text:tab/></text:span>In the Open dialog box, select the .iso file, and then click “Open.”</text:p>
      <text:p text:style-name="P15"><text:span text:style-name="T8">6.<text:tab/></text:span>In the wizard, click “Burn” to create the Ubuntu CD. When completed, click the Done button to exit.</text:p>
      <text:p text:style-name="P6">In Linux with GNOME:<text:span text:style-name="T1"><office:annotation><dc:creator>Nancy</dc:creator><dc:date>2006-11-02T00:00:00</dc:date><text:p>HC</text:p></office:annotation></text:span></text:p>
      <text:p text:style-name="P2">To burn your image using Linux with GNOME, follow these steps:</text:p>
      <text:p text:style-name="P13"><text:span text:style-name="T8">1.<text:tab/></text:span>Insert<text:span text:style-name="T4"><office:annotation><dc:creator>Nancy</dc:creator><dc:date>2006-11-02T00:00:00</dc:date><text:p>NL</text:p></office:annotation></text:span> a blank CD into your CD writer.</text:p>
      <text:p text:style-name="P14"><text:span text:style-name="T8">2.<text:tab/></text:span>In<text:span text:style-name="T4"><office:annotation><dc:creator>Nancy</dc:creator><dc:date>2006-11-02T00:00:00</dc:date><text:p>NL</text:p></office:annotation></text:span> <text:span text:style-name="T7">Nautilus</text:span>, right-click on the file you just downloaded, and choose “Write to Disc.” The <text:span text:style-name="T9">Write to Disc</text:span> dialog box opens.</text:p>
      <text:p text:style-name="P15"><text:span text:style-name="T8">3.<text:tab/></text:span>In <text:span text:style-name="T4"><office:annotation><dc:creator>Nancy</dc:creator><dc:date>2006-11-02T00:00:00</dc:date><text:p>NL</text:p></office:annotation></text:span>the dialog box, choose your CD writer and speed, and then click on “<text:span text:style-name="T7">Write</text:span>.” The <text:span text:style-name="T9">Writing Files to Disc Progress</text:span> dialog box opens, and <text:span text:style-name="T7">Nautilus</text:span> begins writing the disk. </text:p>
      <text:p text:style-name="P6">Burning with Mac OS X<text:span text:style-name="T1"><office:annotation><dc:creator>Nancy</dc:creator><dc:date>2006-11-02T00:00:00</dc:date><text:p>HC</text:p></office:annotation></text:span></text:p>
      <text:p text:style-name="P2">To burn your image using Mac OS X, follow these steps:</text:p>
      <text:p text:style-name="P16"><text:span text:style-name="T8">1.<text:tab/></text:span>Load the Disk Utility application (found in your Utilities folder).</text:p>
      <text:p text:style-name="P17"><text:span text:style-name="T8">2.<text:tab/></text:span>Insert a blank CD, and then choose Images &gt;Burn and select the .iso file.</text:p>
      <text:p text:style-name="P18">3.<text:tab/></text:p>
      <text:p text:style-name="P7">Use the Right Option<text:span text:style-name="T2"><office:annotation><dc:creator>Nancy</dc:creator><dc:date>2006-11-02T00:00:00</dc:date><text:p>TIH</text:p></office:annotation></text:span></text:p>
      <text:p text:style-name="P19">You need to ensure you use the “Burn from Disc Image” or similar option rather than just copy the .iso image onto the CD to be burned. If you just burn the file directly you will have a CD containing the single .iso file. This is no good.</text:p>
      <text:p text:style-name="P8">The “Burn from Disc Image” function takes the .iso file and restores all the original files from the installation CD onto the disc. This ensures you have a proper installation CD.<text:span text:style-name="T6"><office:annotation><dc:creator>Nancy</dc:creator><dc:date>2006-11-02T00:00:00</dc:date><text:p>TI</text:p></office:annotation></text:span></text:p>
      <text:p text:style-name="P9">Installing from the Live CD<text:span text:style-name="T1"><office:annotation><dc:creator>Nancy</dc:creator><dc:date>2006-11-02T00:00:00</dc:date><text:p>HA</text:p></office:annotation></text:span></text:p>
      <text:p text:style-name="P3">So let’s assume you are playing with Ubuntu running from the live CD, and you decide you like it. You decide you like it so much, in fact, that you want to install it on your computer. Does this mean you need to get a separate CD and install it? Heck, no. The new and improved Ubuntu lets you install to the hard disk by simply clicking a single icon and following the instructions—one disc to run them all.</text:p>
      <text:p text:style-name="P3">If you don’t already have the live CD running, pop it into your DVD/CD drive, and reboot your computer. If your computer does not boot from the CD, you should enter your computer’s BIOS and change the boot order to ensure that your CD-ROM drive is tried first and the hard disk is tried next. Save your BIOS changes, and then restart again. The disc should boot now.</text:p>
      <text:p text:style-name="P7">BIOS Problems<text:span text:style-name="T2"><office:annotation><dc:creator>Nancy</dc:creator><dc:date>2006-11-02T00:00:00</dc:date><text:p>TIH</text:p></office:annotation></text:span></text:p>
      <text:p text:style-name="P8">If you have problems configuring your BIOS to boot from the CD, you should consult the manual. If you don’t have the manual, visit the manufacturer’s Web site, and see if you can download the manual.<text:span text:style-name="T6"><office:annotation><dc:creator>Nancy</dc:creator><dc:date>2006-11-02T00:00:00</dc:date><text:p>TI</text:p></office:annotation></text:span></text:p>
      <text:p text:style-name="P3">After a few seconds the Ubuntu logo appears and the top option is “Start Ubuntu.” Click “Enter” to select this option, and Ubuntu will begin to boot. After a minute or so the Ubuntu desktop will appear, and you can use the system straight away. Under this scenario, the system is running from the CD and will not touch your hard disk. Do bear in mind, however, that because Ubuntu is running from the CD, it will run slower than if it were installed to your hard disk.</text:p>
      <text:p text:style-name="P3">If you decide you want to install the system permanently on your computer’s hard disk, double click the “Install System Permanently” icon located in the top left corner of the screen. An installer application appears that walks you through the different steps to permanently install your Ubuntu system. We will run through each of these pages in turn now.</text:p>
      <text:p text:style-name="P7">Time to Back It Up!<text:span text:style-name="T2"><office:annotation><dc:creator>Nancy</dc:creator><dc:date>2006-11-02T00:00:00</dc:date><text:p>TIH</text:p></office:annotation></text:span></text:p>
      <text:p text:style-name="P8">Clicking the “Install System Permanently” icon will install Ubuntu on your hard disk. It is recommended that you back up any important files before you perform the installation.<text:span text:style-name="T6"><office:annotation><dc:creator>Nancy</dc:creator><dc:date>2006-11-02T00:00:00</dc:date><text:p>TI</text:p></office:annotation></text:span></text:p>
      <text:p text:style-name="P4">Language<text:span text:style-name="T2"><office:annotation><dc:creator>Nancy</dc:creator><dc:date>2006-11-02T00:00:00</dc:date><text:p>HB</text:p></office:annotation></text:span></text:p>
      <text:p text:style-name="P2">In the screen shown in Figure 2-1<text:span text:style-name="T4"><office:annotation><dc:creator>Nancy</dc:creator><dc:date>2006-11-02T00:00:00</dc:date><text:p>Figure number verified. </text:p></office:annotation></text:span> you select the language for your Ubuntu system.</text:p>
      <text:p text:style-name="P2"/>
      <text:p text:style-name="P20">***insert figure 2-1 02fig01.png<text:span text:style-name="T6"><office:annotation><dc:creator>Nancy</dc:creator><dc:date>2006-11-02T00:00:00</dc:date><text:p>AU/PE: Requires attention.</text:p></office:annotation></text:span></text:p>
      <text:p text:style-name="P21">Figure 2-1<text:span text:style-name="T10"><office:annotation><dc:creator>Nancy</dc:creator><dc:date>2006-11-02T00:00:00</dc:date><text:p>FN</text:p></office:annotation></text:span></text:p>
      <text:p text:style-name="P22">Pick your language<text:span text:style-name="T11"><office:annotation><dc:creator>Nancy</dc:creator><dc:date>2006-11-02T00:00:00</dc:date><text:p>FC</text:p></office:annotation></text:span></text:p>
      <text:p text:style-name="P3">Ubuntu supports a huge range of different languages. Select your language from the list on the left, and then click “Forward” to continue.</text:p>
      <text:p text:style-name="P4">Configure Your Keyboard<text:span text:style-name="T2"><office:annotation><dc:creator>Nancy</dc:creator><dc:date>2006-11-02T00:00:00</dc:date><text:p>HB</text:p></office:annotation></text:span></text:p>
      <text:p text:style-name="P2">The next screen (shown in Figure 2-2<text:span text:style-name="T4"><office:annotation><dc:creator>Nancy</dc:creator><dc:date>2006-11-02T00:00:00</dc:date><text:p>Figure number verified.</text:p></office:annotation></text:span>) configures your keyboard</text:p>
      <text:p text:style-name="P20">***insert figure 2-2 02fig02.png<text:span text:style-name="T6"><office:annotation><dc:creator>Nancy</dc:creator><dc:date>2006-11-02T00:00:00</dc:date><text:p>AU/PE: Requires attention.</text:p></office:annotation></text:span></text:p>
      <text:p text:style-name="P21">Figure 2-2<text:span text:style-name="T10"><office:annotation><dc:creator>Nancy</dc:creator><dc:date>2006-11-02T00:00:00</dc:date><text:p>FN</text:p></office:annotation></text:span></text:p>
      <text:p text:style-name="P22">Select the correct keyboard to ensure the symbols on the keys work correctly.<text:span text:style-name="T11"><office:annotation><dc:creator>Nancy</dc:creator><dc:date>2006-11-02T00:00:00</dc:date><text:p>FC</text:p></office:annotation></text:span></text:p>
      <text:p text:style-name="P2">Choose your country from the list to select your keyboard layout. You can also use the box at the bottom of the window to test whether your keyboard layout works. Try typing some of the symbols on your keyboard (such as “, /, |) to make sure they work. If you press a symbol and a different one appears, you have selected the wrong keyboard layout.</text:p>
      <text:p text:style-name="P4">Location<text:span text:style-name="T2"><office:annotation><dc:creator>Nancy</dc:creator><dc:date>2006-11-02T00:00:00</dc:date><text:p>HB</text:p></office:annotation></text:span></text:p>
      <text:p text:style-name="P2">Now you can tell the installer where in the world you live (see Figure 2-3<text:span text:style-name="T4"><office:annotation><dc:creator>Nancy</dc:creator><dc:date>2006-11-02T00:00:00</dc:date><text:p>Figure number verified.</text:p></office:annotation></text:span>).</text:p>
      <text:p text:style-name="P20">***insert figure 2-3 02fig03.png<text:span text:style-name="T6"><office:annotation><dc:creator>Nancy</dc:creator><dc:date>2006-11-02T00:00:00</dc:date><text:p>AU/PE: Requires attention.</text:p></office:annotation></text:span></text:p>
      <text:p text:style-name="P21">Figure 2-3<text:span text:style-name="T10"><office:annotation><dc:creator>Nancy</dc:creator><dc:date>2006-11-02T00:00:00</dc:date><text:p>FN</text:p></office:annotation></text:span></text:p>
      <text:p text:style-name="P22">Clicking the map zooms in, allowing you to select a location more easily.<text:span text:style-name="T11"><office:annotation><dc:creator>Nancy</dc:creator><dc:date>2006-11-02T00:00:00</dc:date><text:p>FC</text:p></office:annotation></text:span></text:p>
      <text:p text:style-name="P3">You can select your location in one of several ways. First, you can hover your mouse over the red dots in your part of the world to select the nearest location. When you are happy with the location, click it, and the map zooms in. You can then select the city nearest to you. Alternatively, use the “Nearest City” combo box to find the city nearest to you.</text:p>
      <text:p text:style-name="P3">When you are done, click “Next” to continue.</text:p>
      <text:p text:style-name="P4">Identification<text:span text:style-name="T2"><office:annotation><dc:creator>Nancy</dc:creator><dc:date>2006-11-02T00:00:00</dc:date><text:p>HB</text:p></office:annotation></text:span></text:p>
      <text:p text:style-name="P2">The next step is to add some details about you that can be used to create a user account on the computer (see Figure 2-4<text:span text:style-name="T4"><office:annotation><dc:creator>Nancy</dc:creator><dc:date>2006-11-02T00:00:00</dc:date><text:p>Figure number verified.</text:p></office:annotation></text:span>).</text:p>
      <text:p text:style-name="P2"/>
      <text:p text:style-name="P20">***insert figure 2-4 02fig04.png<text:span text:style-name="T6"><office:annotation><dc:creator>Nancy</dc:creator><dc:date>2006-11-02T00:00:00</dc:date><text:p>AU/PE: Requires attention.</text:p></office:annotation></text:span></text:p>
      <text:p text:style-name="P21">Figure 2-4<text:span text:style-name="T10"><office:annotation><dc:creator>Nancy</dc:creator><dc:date>2006-11-02T00:00:00</dc:date><text:p>FN</text:p></office:annotation></text:span></text:p>
      <text:p text:style-name="P22">This user account is also used as the main system administrator.<text:span text:style-name="T11"><office:annotation><dc:creator>Nancy</dc:creator><dc:date>2006-11-02T00:00:00</dc:date><text:p>FC</text:p><text:p/></office:annotation></text:span></text:p>
      <text:p text:style-name="P3">First fill in the “Real Name” box. The information from this box is used in different parts of the system to indicate who the user is behind the account.</text:p>
      <text:p text:style-name="P3">Next add a username in the “Username” box. Your username should be something easy to remember. Many people use either their first name or add an initial (such as jbacon or jonob). Each username on your computer must be unique—you cannot have two accounts with the same username.</text:p>
      <text:p text:style-name="P3">Next add a password in the “Password” box, and then enter it again in the “Verify Password” box. This password is used when logging in to your computer with the username that you just created. When choosing a password, follow these simple guidelines:</text:p>
      <text:p text:style-name="P5"><text:span text:style-name="T3"><text:s/><text:tab/>Make</text:span><text:span text:style-name="T4"><office:annotation><dc:creator>Nancy</dc:creator><dc:date>2006-11-02T00:00:00</dc:date><text:p>BL</text:p></office:annotation></text:span><text:span text:style-name="T3"> sure you can remember your password. If you need to write it down, keep it somewhere secure. Don’t make the </text:span><text:span text:style-name="T12">WarGames</text:span><text:span text:style-name="T3"> mistake of putting the password somewhere easily accessible and known to others.</text:span></text:p>
      <text:p text:style-name="P23"><text:span text:style-name="T3"><text:s/><text:tab/>Try</text:span><text:span text:style-name="T4"><office:annotation><dc:creator>Nancy</dc:creator><dc:date>2006-11-02T00:00:00</dc:date><text:p>BL</text:p></office:annotation></text:span><text:span text:style-name="T3"> not to use dictionary words such as “chicken” or “beard” when choosing a password. One nifty way of keeping a password secure is to use a dictionary word but replace letters with numbers (e.g. “chicken” becomes “ch1ck3n”).</text:span></text:p>
      <text:p text:style-name="P24"><text:span text:style-name="T3"><text:s/><text:tab/>Your</text:span><text:span text:style-name="T4"><office:annotation><dc:creator>Nancy</dc:creator><dc:date>2006-11-02T00:00:00</dc:date><text:p>BL</text:p></office:annotation></text:span><text:span text:style-name="T3"> password should ideally be longer than six letters and contain a combination of letters, symbols, and numbers. The longer the password and the more it mixes letters, numbers, and symbols, the more secure it is.</text:span></text:p>
      <text:p text:style-name="P3">Finally, add a hostname in the “Hostname” box. The hostname is a single word that identifies your current machine. This is used on a local network so that you can identify which machine is which. </text:p>
      <text:p text:style-name="P3">Believe it or not, hostnames can be great fun. Many people pick themes for their hostnames, such as superheroes, and name each computer on their network after a superhero (Superman, Batman, Spiderman, etc). Have a think about what fun hostname theme you can use.</text:p>
      <text:p text:style-name="P3">When you have added all the information click “Next” to continue.</text:p>
      <text:p text:style-name="P4">Disk Space<text:span text:style-name="T2"><office:annotation><dc:creator>Nancy</dc:creator><dc:date>2006-11-02T00:00:00</dc:date><text:p>HB</text:p></office:annotation></text:span></text:p>
      <text:p text:style-name="P2">The next part of the installation process prepares your hard disk for the software. This involves creating a number of <text:span text:style-name="T5">partitions</text:span> that store the Ubuntu system and your files. Hard disks are divided into partitions. Each partition reserves a specific portion of the hard disk for use by a particular OS. As an example, you may use the entire hard disk for your new Ubuntu system, or you may share the disk so that both Windows and Ubuntu are installed. This shared scenario is known as dual-booting. In a dual-booting situation, your hard disk typically has Windows partitions as well as Linux partitions, and when it boots it gives you a little menu so you can select whether to boot Windows or Linux.</text:p>
      <text:p text:style-name="P3">In this part of the installer you create the partitions for your new system. This is the trickiest part of the installation, and also the most dangerous. If you have existing partitions (such as a Windows installation) on the disk, it is highly recommended that you back up your important files.</text:p>
      <text:p text:style-name="P7">Seriously, We Mean It<text:span text:style-name="T2"><office:annotation><dc:creator>Nancy</dc:creator><dc:date>2006-11-02T00:00:00</dc:date><text:p>TIH</text:p></office:annotation></text:span></text:p>
      <text:p text:style-name="P8">Really, really, really do back up any important files. If you make a mistake in this part of the installation, you could lose your files and stop your system booting.<text:span text:style-name="T6"><office:annotation><dc:creator>Nancy</dc:creator><dc:date>2006-11-02T00:00:00</dc:date><text:p>TI</text:p></office:annotation></text:span></text:p>
      <text:p text:style-name="P6">Deciding On Your Partitions<text:span text:style-name="T1"><office:annotation><dc:creator>Nancy</dc:creator><dc:date>2006-11-02T00:00:00</dc:date><text:p>HC</text:p></office:annotation></text:span></text:p>
      <text:p text:style-name="P2">Before you create your partitions, you should get an idea of what you want to do. If you have a clear idea of how your hard disk should be partitioned, it is easier to get everything working and up and running quickly.</text:p>
      <text:p text:style-name="P3">These are thee common methods of partitioning:</text:p>
      <text:p text:style-name="P5"><text:span text:style-name="T13"><text:s/></text:span><text:span text:style-name="T3"><text:tab/></text:span><text:span text:style-name="T14">Only</text:span><text:span text:style-name="T4"><office:annotation><dc:creator>Nancy</dc:creator><dc:date>2006-11-02T00:00:00</dc:date><text:p>BL</text:p></office:annotation></text:span><text:span text:style-name="T14"> Ubuntu on the disk</text:span><text:span text:style-name="T3">: If you are only installing Ubuntu on the disk and are happy to wipe the </text:span><text:change-start text:change-id="ct149795672"/><text:span text:style-name="T3">entire disk</text:span><text:change-end text:change-id="ct149795672"/><text:span text:style-name="T3">, your life is simple. Ubuntu can do all the work for you.</text:span></text:p>
      <text:p text:style-name="P24"><text:span text:style-name="T13"><text:s/></text:span><text:span text:style-name="T3"><text:tab/></text:span><text:span text:style-name="T14">Dual</text:span><text:span text:style-name="T4"><office:annotation><dc:creator>Nancy</dc:creator><dc:date>2006-11-02T00:00:00</dc:date><text:p>BL</text:p></office:annotation></text:span><text:span text:style-name="T14">-Booting</text:span><text:span text:style-name="T3">: If you want to dual-boot your system with Windows or Mac OS X and Ubuntu, you can share the disk among your Ubuntu and Windows or Mac OS X partitions.</text:span></text:p>
      <text:p text:style-name="P2">Irrespective of whether you only install Ubuntu or dual-boot, you will need to decide on how Ubuntu is partitioned. Ubuntu requires at least two partitions (one for the system and one for virtual memory swap space), but you can use additional partitions if you want to.</text:p>
      <text:p text:style-name="P6">Using the Entire Disk<text:span text:style-name="T1"><office:annotation><dc:creator>Nancy</dc:creator><dc:date>2006-11-02T00:00:00</dc:date><text:p>HC</text:p></office:annotation></text:span></text:p>
      <text:p text:style-name="P2">If you are happy to erase your entire hard disk, just select the “Erase Entire Disk” option, and click “Forward.” You are then asked to confirm the actions. Click “Yes” to continue. That’s it!</text:p>
      <text:p text:style-name="P6">Manually Partitioning<text:span text:style-name="T1"><office:annotation><dc:creator>Nancy</dc:creator><dc:date>2006-11-02T00:00:00</dc:date><text:p>HC</text:p></office:annotation></text:span></text:p>
      <text:p text:style-name="P2">Click the “<text:span text:style-name="T15">Manually Edit Partition Table”</text:span> option, and click “Forward” to continue. You will see the screen shown in Figure 2.5<text:span text:style-name="T4"><office:annotation><dc:creator>Nancy</dc:creator><dc:date>2006-11-02T00:00:00</dc:date><text:p>Figure number verified.</text:p></office:annotation></text:span>.</text:p>
      <text:p text:style-name="P20">***insert figure 2-5 02fig05.png<text:span text:style-name="T6"><office:annotation><dc:creator>Nancy</dc:creator><dc:date>2006-11-02T00:00:00</dc:date><text:p>AU/PE: Requires attention.</text:p></office:annotation></text:span></text:p>
      <text:p text:style-name="P21">Figure 2-5<text:span text:style-name="T10"><office:annotation><dc:creator>Nancy</dc:creator><dc:date>2006-11-02T00:00:00</dc:date><text:p>FN</text:p></office:annotation></text:span></text:p>
      <text:p text:style-name="P22">Main partitioning view<text:span text:style-name="T11"><office:annotation><dc:creator>Nancy</dc:creator><dc:date>2006-11-02T00:00:00</dc:date><text:p>FC</text:p></office:annotation></text:span></text:p>
      <text:p text:style-name="P3">This screen has a number of controls that are used to create your partitions. First, the combo box in the top right of the screen allows you to select which hard disk to partition. Select the relevant disk to add partitions to. The disks are listed by device name in alphabetical order. As such, disk A (such as /dev/hda) is the first disk in the system. If you only have one hard disk in your computer, the disk is already selected for you.</text:p>
      <text:p text:style-name="P3">The large rectangle in the middle of the screen shows the current partition setup on the disk. If you are installing on a blank disk you will not see anything as no partitions have been added. Click this rectangle, and you are ready to go.</text:p>
      <text:p text:style-name="P3">Before you begin, you should prepare the disk for your partitions. Click “New,” and a box appears asking if you want to create an MS-DOS disk label. Click “Create” to continue. You are then asked if it is fine to destroy the data on the disk—click OK to continue. The disk is now filled with unallocated data. Now you can add your Ubuntu partitions.</text:p>
      <text:p text:style-name="P3">To add a partition, click the unallocated space in the large rectangle, and then click “New.” A new window appears like that shown in Figure 2-6<text:span text:style-name="T4"><office:annotation><dc:creator>Nancy</dc:creator><dc:date>2006-11-02T00:00:00</dc:date><text:p>Figure number verified.</text:p></office:annotation></text:span>.</text:p>
      <text:p text:style-name="P2"/>
      <text:p text:style-name="P20">***insert figure 2-6 02fig06.png<text:span text:style-name="T6"><office:annotation><dc:creator>Nancy</dc:creator><dc:date>2006-11-02T00:00:00</dc:date><text:p>AU/PE: Requires attention.</text:p></office:annotation></text:span></text:p>
      <text:p text:style-name="P21">Figure 2-6<text:span text:style-name="T10"><office:annotation><dc:creator>Nancy</dc:creator><dc:date>2006-11-02T00:00:00</dc:date><text:p>FN</text:p></office:annotation></text:span></text:p>
      <text:p text:style-name="P22">Configuring a partition<text:span text:style-name="T11"><office:annotation><dc:creator>Nancy</dc:creator><dc:date>2006-11-02T00:00:00</dc:date><text:p>FC</text:p></office:annotation></text:span></text:p>
      <text:p text:style-name="P3">This window lets you configure a partition. The easiest way to do this is to use your mouse to move it around visually, and use the arrows on either side of the partition to stretch it to the correct size. If you would prefer to enter specific values, you can use the controls on the left side of the dialog box.</text:p>
      <text:p text:style-name="P3">The Filesystem combo box is used to select which one of the many filesystem types you want the partition to use. The default filesystem included with Ubuntu is ext3, and it is recommended that you use ext3 for any Ubuntu partitions. Although ext3 is a good choice for Ubuntu, you cannot read an ext3 partition in Windows. If you need to create a partition that is shared between Windows and Ubuntu, you should use the FAT32 filesystem.</text:p>
      <text:p text:style-name="P3">Add each of your partitions, and then click “Forward.”</text:p>
      <text:p text:style-name="P3">With the partitions added, you now need to specify what each one is used for. You will see the screen shown in Figure 2-7<text:span text:style-name="T4"><office:annotation><dc:creator>Nancy</dc:creator><dc:date>2006-11-02T00:00:00</dc:date><text:p>Figure number verified.</text:p></office:annotation></text:span> next.</text:p>
      <text:p text:style-name="P20"/>
      <text:p text:style-name="P20">***insert figure 2-7 02fig07.png<text:span text:style-name="T6"><office:annotation><dc:creator>Nancy</dc:creator><dc:date>2006-11-02T00:00:00</dc:date><text:p>AU/PE: Requires attention.</text:p></office:annotation></text:span></text:p>
      <text:p text:style-name="P21">Figure 2-7<text:span text:style-name="T10"><office:annotation><dc:creator>Nancy</dc:creator><dc:date>2006-11-02T00:00:00</dc:date><text:p>FN</text:p></office:annotation></text:span></text:p>
      <text:p text:style-name="P22">Mount points<text:span text:style-name="T11"><office:annotation><dc:creator>Nancy</dc:creator><dc:date>2006-11-02T00:00:00</dc:date><text:p>FC</text:p></office:annotation></text:span></text:p>
      <text:p text:style-name="P3">Use the Mount Point combo box to select one of the different mount points, and then use the Partition combo box to select the partition to which it applies.</text:p>
      <text:p text:style-name="P4">Finishing up<text:span text:style-name="T2"><office:annotation><dc:creator>Nancy</dc:creator><dc:date>2006-11-02T00:00:00</dc:date><text:p>HB</text:p></office:annotation></text:span></text:p>
      <text:p text:style-name="P2">With the partitions complete, the installation is virtually done. You are given a summary of the choices that you made. When you accept these choices, the Ubuntu software is installed on your computer. At the end of this process, you are asked to reboot your computer. You are now finished!</text:p>
      <text:p text:style-name="P7">Better Use of Your Valuable, Valuable Time<text:span text:style-name="T2"><office:annotation><dc:creator>Nancy</dc:creator><dc:date>2006-11-02T00:00:00</dc:date><text:p>TIH</text:p></office:annotation></text:span></text:p>
      <text:p text:style-name="P8">One of the great benefits of the live CD installer is that while the files are being copied from the disk, you can still use the system. Instead of sitting at your computer staring at the progress bar, you can now play a few games to while away the time. <text:span text:style-name="T6"><office:annotation><dc:creator>Nancy</dc:creator><dc:date>2006-11-02T00:00:00</dc:date><text:p>TI</text:p></office:annotation></text:span></text:p>
      <text:p text:style-name="P9">Installing Using the Alternative CD<text:span text:style-name="T1"><office:annotation><dc:creator>Nancy</dc:creator><dc:date>2006-11-02T00:00:00</dc:date><text:p>HA</text:p></office:annotation></text:span></text:p>
      <text:p text:style-name="P2">Although the live CD is ideal for installing Ubuntu, you may want to use the traditional installer method to install the system. This method involves booting the installation CD, running through the installer, and then starting the system. This kind of installer is ideal for server installation or installation on older hardware.</text:p>
      <text:p text:style-name="P3">To get started, put the CD in the drive, and restart your computer. When the CD boots you will see the menu shown in Figure 2-8<text:span text:style-name="T4"><office:annotation><dc:creator>Nancy</dc:creator><dc:date>2006-11-02T00:00:00</dc:date><text:p>Figure number verified.</text:p></office:annotation></text:span>.</text:p>
      <text:p text:style-name="P2"/>
      <text:p text:style-name="P20">***insert figure 2-8 02fig08.png<text:span text:style-name="T6"><office:annotation><dc:creator>Nancy</dc:creator><dc:date>2006-11-02T00:00:00</dc:date><text:p>AU/PE: Requires attention.</text:p></office:annotation></text:span></text:p>
      <text:p text:style-name="P21">Figure 2-8<text:span text:style-name="T10"><office:annotation><dc:creator>Nancy</dc:creator><dc:date>2006-11-02T00:00:00</dc:date><text:p>FN</text:p></office:annotation></text:span></text:p>
      <text:p text:style-name="P22">Alternative <text:s/>CD menu <text:span text:style-name="T11"><office:annotation><dc:creator>Nancy</dc:creator><dc:date>2006-11-02T00:00:00</dc:date><text:p>FC</text:p></office:annotation></text:span></text:p>
      <text:p text:style-name="P2"/>
      <text:p text:style-name="P2"/>
      <text:p text:style-name="P2"/>
      <text:p text:style-name="P2"/>
      <text:p text:style-name="P3">Select the “<text:span text:style-name="T15">Install to the Hard Disk”</text:span> option with the arrow keys, and click “Enter.” After a few minutes the installation process begins by asking you to choose a language. Select from the different languages by using the up and down arrow keys, and then use the Tab key to jump to red buttons to continue through the setup.</text:p>
      <text:p text:style-name="P7">Installing a Server<text:span text:style-name="T2"><office:annotation><dc:creator>Nancy</dc:creator><dc:date>2006-11-02T00:00:00</dc:date><text:p>TIH</text:p></office:annotation></text:span></text:p>
      <text:p text:style-name="P8">If you choose to use the “Install a Server Option,” Ubuntu will install the software tools required for a typical server. This will not include any of the graphical applications or interface that come with the typical desktop installation. This makes Ubuntu ideal for running headless servers. See Chapter 5 for more details about running Ubuntu as a server.<text:span text:style-name="T6"><office:annotation><dc:creator>Nancy</dc:creator><dc:date>2006-11-02T00:00:00</dc:date><text:p>TI</text:p></office:annotation></text:span></text:p>
      <text:p text:style-name="P4">Choosing Your Spot in the World<text:span text:style-name="T2"><office:annotation><dc:creator>Nancy</dc:creator><dc:date>2006-11-02T00:00:00</dc:date><text:p>HB</text:p></office:annotation></text:span></text:p>
      <text:p text:style-name="P2">Next you are asked to choose your location (see Figure 2-9<text:span text:style-name="T4"><office:annotation><dc:creator>Nancy</dc:creator><dc:date>2006-11-02T00:00:00</dc:date><text:p>Figure number verified.</text:p></office:annotation></text:span>).</text:p>
      <text:p text:style-name="P20">***insert figure 2-9 02fig09.png<text:span text:style-name="T6"><office:annotation><dc:creator>Nancy</dc:creator><dc:date>2006-11-02T00:00:00</dc:date><text:p>AU/PE: Requires attention.</text:p></office:annotation></text:span></text:p>
      <text:p text:style-name="P21">Figure 2-9<text:span text:style-name="T10"><office:annotation><dc:creator>Nancy</dc:creator><dc:date>2006-11-02T00:00:00</dc:date><text:p>FN</text:p></office:annotation></text:span></text:p>
      <text:p text:style-name="P22">Select where you live.<text:span text:style-name="T11"><office:annotation><dc:creator>Nancy</dc:creator><dc:date>2006-11-02T00:00:00</dc:date><text:p>FC</text:p></office:annotation></text:span></text:p>
      <text:p text:style-name="P2">Pick which country you are in, and click “Enter.” This information is used to configure your time zone.</text:p>
      <text:p text:style-name="P3">The next screen configures the layout of your keyboard. Keyboard layouts vary across the world to take into account the many and varied symbols and letters used in different countries. Even if you are using the typical Latin character set (as used in most European countries, America, Africa, and Australia), there are variations and additions (e.g., German umlauts). A keyboard layout is selected for you (e.g., British English if your location was set to United Kingdom), but the dialog box includes some additional options.</text:p>
      <text:p text:style-name="P5"><text:span text:style-name="T13"><text:s/></text:span><text:span text:style-name="T3"><text:tab/></text:span><text:span text:style-name="T14">Find</text:span><text:span text:style-name="T4"><office:annotation><dc:creator>Nancy</dc:creator><dc:date>2006-11-02T00:00:00</dc:date><text:p>BL</text:p></office:annotation></text:span><text:span text:style-name="T14"> your layout by pressing some keys</text:span><text:span text:style-name="T3">: When you select this option you are asked to type in different letters, numbers, and symbols, and a keyboard layout is selected for you.</text:span></text:p>
      <text:p text:style-name="P23"><text:span text:style-name="T13"><text:s/></text:span><text:span text:style-name="T3"><text:tab/></text:span><text:span text:style-name="T14">Select</text:span><text:span text:style-name="T4"><office:annotation><dc:creator>Nancy</dc:creator><dc:date>2006-11-02T00:00:00</dc:date><text:p>BL</text:p></office:annotation></text:span><text:span text:style-name="T14"> from full keyboard list</text:span><text:span text:style-name="T3">: Select your keyboard layout from the list.</text:span></text:p>
      <text:p text:style-name="P24"><text:span text:style-name="T13"><text:s/></text:span><text:span text:style-name="T3"><text:tab/></text:span><text:span text:style-name="T14">Test</text:span><text:span text:style-name="T4"><office:annotation><dc:creator>Nancy</dc:creator><dc:date>2006-11-02T00:00:00</dc:date><text:p>BL</text:p></office:annotation></text:span><text:span text:style-name="T14"> whether this layout is correct</text:span><text:span text:style-name="T3">: This option allows you to type some letters, numbers, and symbols to double-check that the keyboard you have selected is the correct one.</text:span></text:p>
      <text:p text:style-name="P2">With the language selected, your CD-ROM drive is then detected and scanned, and additional components are loaded.</text:p>
      <text:p text:style-name="P4">Networking<text:span text:style-name="T2"><office:annotation><dc:creator>Nancy</dc:creator><dc:date>2006-11-02T00:00:00</dc:date><text:p>HB</text:p></office:annotation></text:span></text:p>
      <text:p text:style-name="P2">Next an attempt is made to detect any network hardware and configure your network access. If you are connected to a wireless or wired network and are automatically assigned an IP address with DHCP, your network settings are automatically configured. If you are connecting wirelessly and need to enter a password for the WEP key, you are asked for one.</text:p>
      <text:p text:style-name="P7">WEP Passwords<text:span text:style-name="T2"><office:annotation><dc:creator>Nancy</dc:creator><dc:date>2006-11-02T00:00:00</dc:date><text:p>TIH</text:p></office:annotation></text:span></text:p>
      <text:p text:style-name="P8">If you are entering an ASCII WEP password, prefix it with s: (e.g. s:theboinggreed).<text:span text:style-name="T6"><office:annotation><dc:creator>Nancy</dc:creator><dc:date>2006-11-02T00:00:00</dc:date><text:p>TI</text:p></office:annotation></text:span></text:p>
      <text:p text:style-name="P3">In some cases there is a problem, and your network hardware or network settings cannot be automatically configured. This can be either because your network card is not supported by Ubuntu or because Ubuntu could not connect to a network. Don’t worry too much about this at the moment as you can configure the network later when you boot your computer. See Chapter 6 for details about solving networking problems.</text:p>
      <text:p text:style-name="P7">Quick Tip<text:span text:style-name="T2"><office:annotation><dc:creator>Nancy</dc:creator><dc:date>2006-11-02T00:00:00</dc:date><text:p>TIH</text:p></office:annotation></text:span></text:p>
      <text:p text:style-name="P8">The wpa, atheros (madwifi), ndiswrapper and bcm43xx modules are not supported during the installation but do work afterward.<text:span text:style-name="T6"><office:annotation><dc:creator>Nancy</dc:creator><dc:date>2006-11-02T00:00:00</dc:date><text:p>TI</text:p></office:annotation></text:span></text:p>
      <text:p text:style-name="P3">You are next asked for a hostname for the computer (see Figure 2-10<text:span text:style-name="T4"><office:annotation><dc:creator>Nancy</dc:creator><dc:date>2006-11-02T00:00:00</dc:date><text:p>Figure number verified.</text:p></office:annotation></text:span>).</text:p>
      <text:p text:style-name="P20">***insert figure 2-10 02fig010.png<text:span text:style-name="T6"><office:annotation><dc:creator>Nancy</dc:creator><dc:date>2006-11-02T00:00:00</dc:date><text:p>AU/PE: Requires attention.</text:p></office:annotation></text:span></text:p>
      <text:p text:style-name="P21">Figure 2-10<text:span text:style-name="T10"><office:annotation><dc:creator>Nancy</dc:creator><dc:date>2006-11-02T00:00:00</dc:date><text:p>FN</text:p></office:annotation></text:span></text:p>
      <text:p text:style-name="P22">The hostname is used to identify you on your local area network.<text:span text:style-name="T11"><office:annotation><dc:creator>Nancy</dc:creator><dc:date>2006-11-02T00:00:00</dc:date><text:p>FC</text:p></office:annotation></text:span></text:p>
      <text:p text:style-name="P3">Use the text box to add your own hostname, or use the default Ubuntu hostname if required. Feel free to let your imagination go wild, and create a theme for your hostnames (such as superheroes). Each host on your network can be related to that theme (e.g., Superman, Batman, Spiderman).</text:p>
      <text:p text:style-name="P4">Creating Partitions<text:span text:style-name="T2"><office:annotation><dc:creator>Nancy</dc:creator><dc:date>2006-11-02T00:00:00</dc:date><text:p>HB</text:p></office:annotation></text:span></text:p>
      <text:p text:style-name="P2">Creating partitions is the most challenging part of the installation routine. Before you partition your disk, think about how your partitions should be organized. You will see the screen in Figure 2-11<text:span text:style-name="T4"><office:annotation><dc:creator>Nancy</dc:creator><dc:date>2006-11-02T00:00:00</dc:date><text:p>Figure number verified.</text:p></office:annotation></text:span>.</text:p>
      <text:p text:style-name="P20">***insert figure 2-11 02fig11.png<text:span text:style-name="T6"><office:annotation><dc:creator>Nancy</dc:creator><dc:date>2006-11-02T00:00:00</dc:date><text:p>AU/PE: Requires attention.</text:p></office:annotation></text:span></text:p>
      <text:p text:style-name="P21">Figure 2-11<text:span text:style-name="T10"><office:annotation><dc:creator>Nancy</dc:creator><dc:date>2006-11-02T00:00:00</dc:date><text:p>FN</text:p></office:annotation></text:span></text:p>
      <text:p text:style-name="P22">Partitioning disks<text:span text:style-name="T11"><office:annotation><dc:creator>Nancy</dc:creator><dc:date>2006-11-02T00:00:00</dc:date><text:p>FC</text:p></office:annotation></text:span></text:p>
      <text:p text:style-name="P3">You are given a number of partition options:</text:p>
      <text:p text:style-name="P5"><text:span text:style-name="T13"><text:s/></text:span><text:span text:style-name="T3"><text:tab/>Erase</text:span><text:span text:style-name="T4"><office:annotation><dc:creator>Nancy</dc:creator><dc:date>2006-11-02T00:00:00</dc:date><text:p>BL</text:p></office:annotation></text:span><text:span text:style-name="T3"> entire disk</text:span></text:p>
      <text:p text:style-name="P23"><text:span text:style-name="T13"><text:s/></text:span><text:span text:style-name="T3"><text:tab/>Erase</text:span><text:span text:style-name="T4"><office:annotation><dc:creator>Nancy</dc:creator><dc:date>2006-11-02T00:00:00</dc:date><text:p>BL</text:p></office:annotation></text:span><text:span text:style-name="T3"> entire disk, and use LVM</text:span></text:p>
      <text:p text:style-name="P24"><text:span text:style-name="T13"><text:s/></text:span><text:span text:style-name="T3"><text:tab/>Manually</text:span><text:span text:style-name="T4"><office:annotation><dc:creator>Nancy</dc:creator><dc:date>2006-11-02T00:00:00</dc:date><text:p>BL</text:p></office:annotation></text:span><text:span text:style-name="T3"> edit partition table</text:span></text:p>
      <text:p text:style-name="P3">In the majority of cases, you probably want to use the “<text:span text:style-name="T15">Erase Entire Disk”</text:span> option. This will erase everything on the hard drive in your computer and set everything up for you. The second option, “<text:span text:style-name="T15">Erase Entire Disk, and use LVM,”</text:span> allows you to use Logical Volume Management (LVM). Finally, if you want to set up specific partitions, use the “<text:span text:style-name="T15">Manually Edit Partition Table”</text:span> option.</text:p>
      <text:p text:style-name="P3">Let’s look at each of these options in turn and how they are used.</text:p>
      <text:p text:style-name="P6"><text:span text:style-name="T16">Erase Entire Disk</text:span><text:span text:style-name="T1"><office:annotation><dc:creator>Nancy</dc:creator><dc:date>2006-11-02T00:00:00</dc:date><text:p>HC</text:p></office:annotation></text:span></text:p>
      <text:p text:style-name="P2">When you select this option, your entire disk is partitioned automatically. The installer will tell you that a primary and logical partition will be created, and then it asks if you want to go ahead and create the partitions. Click “Yes,” and you are done.</text:p>
      <text:p text:style-name="P6">Erase Entire Disk and Use LVM<text:span text:style-name="T1"><office:annotation><dc:creator>Nancy</dc:creator><dc:date>2006-11-02T00:00:00</dc:date><text:p>HC</text:p></office:annotation></text:span></text:p>
      <text:p text:style-name="P2">Configuring LVM is covered in Chapter 5. </text:p>
      <text:p text:style-name="P6">Manually Edit Partition Table<text:span text:style-name="T1"><office:annotation><dc:creator>Nancy</dc:creator><dc:date>2006-11-02T00:00:00</dc:date><text:p>HC</text:p></office:annotation></text:span></text:p>
      <text:p text:style-name="P2">Select this option if you want to create your own partitions manually. Here you can create a number of different types of partitions, set their size, and configure their properties. Creating these partitions is not done in the same graphical way as the live CD installer, and so it is a little more complex. However, doing so is still largely a process of selecting something and clicking “Enter.”</text:p>
      <text:p text:style-name="P3">You are given a number of options with which to kick off:</text:p>
      <text:p text:style-name="P5"><text:span text:style-name="T13"><text:s/></text:span><text:span text:style-name="T3"><text:tab/>Configure</text:span><text:span text:style-name="T4"><office:annotation><dc:creator>Nancy</dc:creator><dc:date>2006-11-02T00:00:00</dc:date><text:p>BL</text:p></office:annotation></text:span><text:span text:style-name="T3"> software RAID</text:span></text:p>
      <text:p text:style-name="P24"><text:span text:style-name="T13"><text:s/></text:span><text:span text:style-name="T3"><text:tab/>Configure</text:span><text:span text:style-name="T4"><office:annotation><dc:creator>Nancy</dc:creator><dc:date>2006-11-02T00:00:00</dc:date><text:p>BL</text:p></office:annotation></text:span><text:span text:style-name="T3"> the Logical Volume Manager</text:span></text:p>
      <text:p text:style-name="P24"><text:span text:style-name="T13"><text:s/></text:span><text:span text:style-name="T3"><text:tab/>Guided</text:span><text:span text:style-name="T4"><office:annotation><dc:creator>Nancy</dc:creator><dc:date>2006-11-02T00:00:00</dc:date><text:p>BL</text:p></office:annotation></text:span><text:span text:style-name="T3"> Partitioning</text:span></text:p>
      <text:p text:style-name="P7">Quick tip<text:span text:style-name="T2"><office:annotation><dc:creator>Nancy</dc:creator><dc:date>2006-11-02T00:00:00</dc:date><text:p>TIH</text:p></office:annotation></text:span></text:p>
      <text:p text:style-name="P8">Discussion of software RAID and Logical Volume Manager is covered in Chapter 5. </text:p>
      <text:p text:style-name="P3">Your disk is listed below these options, and it may display a few existing partitions. If you want to delete the existing partitions, select each one, click “Enter,” and select “<text:span text:style-name="T15">Delete the Partition</text:span>.” When you have deleted some partitions, you should see a <text:span text:style-name="T15">FREE SPACE</text:span> line. The FREE SPACE line is used to create new partitions. If the disk was empty already and you don’t see a <text:span text:style-name="T15">FREE SPACE</text:span> line, select the hard disk, and click “Enter.” When it asks if you want to create an empty partition table, click “<text:span text:style-name="T15">Yes</text:span>.” You should now see the <text:span text:style-name="T15">FREE SPACE</text:span> line.</text:p>
      <text:p text:style-name="P3">To create a new partition, select the <text:span text:style-name="T15">FREE SPACE</text:span> line, and click “Enter.” In the next screen, click “<text:span text:style-name="T15">Create a New Partition,”</text:span> and click “Enter.” Now enter the size the partition should be. You can use <text:span text:style-name="T15">gigabytes (GB) </text:span>and <text:span text:style-name="T15">megabytes (M) </text:span>to indicate size. For example, 4.2GB is 4.2 gigabytes, and 100M is 100 megabytes. You can also use a percentage or just add <text:span text:style-name="T15">max</text:span><text:span text:style-name="T4"><office:annotation><dc:creator>Nancy</dc:creator><dc:date>2006-11-02T00:00:00</dc:date><text:p>CD</text:p></office:annotation></text:span> to use the entire disk. Add the size, and then press the Tab key to select “<text:span text:style-name="T15">Continue.”</text:span> Click “Enter.” You are next asked whether the partition should be primary or logical. It is likely that you will want a primary partition. Make your choice, and continue. </text:p>
      <text:p text:style-name="P3">If this is the first partition, you are asked if the partition should be at the beginning or end of the disk. It is recommended that when creating the root partition (known as /) on older computers, it should be placed at the beginning of the disk. This gets around some potential BIOS problems on older hardware. On newer computers, this is no longer a problem, and you can put the partition where you like on the disk.</text:p>
      <text:p text:style-name="P3">On the next screen to display (see Figure 2-12<text:span text:style-name="T4"><office:annotation><dc:creator>Nancy</dc:creator><dc:date>2006-11-02T00:00:00</dc:date><text:p>Figure number verified.</text:p></office:annotation></text:span>) you can configure some settings for the partition.</text:p>
      <text:p text:style-name="P20">***insert figure 2-12 02fig12.png<text:span text:style-name="T6"><office:annotation><dc:creator>Nancy</dc:creator><dc:date>2006-11-02T00:00:00</dc:date><text:p>AU/PE: Requires attention.</text:p></office:annotation></text:span></text:p>
      <text:p text:style-name="P21">Figure 2-12<text:span text:style-name="T10"><office:annotation><dc:creator>Nancy</dc:creator><dc:date>2006-11-02T00:00:00</dc:date><text:p>FN</text:p></office:annotation></text:span></text:p>
      <text:p text:style-name="P22">Setting partition options<text:span text:style-name="T11"><office:annotation><dc:creator>Nancy</dc:creator><dc:date>2006-11-02T00:00:00</dc:date><text:p>FC</text:p></office:annotation></text:span></text:p>
      <text:p text:style-name="P3">The settings are run down for you in Table 2-1<text:span text:style-name="T4"><office:annotation><dc:creator>Nancy</dc:creator><dc:date>2006-11-02T00:00:00</dc:date><text:p>Table verified.</text:p></office:annotation></text:span>.</text:p>
      <text:p text:style-name="P25"><text:span text:style-name="T17">Table 2-1</text:span><text:span text:style-name="T10"><office:annotation><dc:creator>Nancy</dc:creator><dc:date>2006-11-02T00:00:00</dc:date><text:p>TN</text:p></office:annotation></text:span></text:p>
      <text:p text:style-name="P26"><text:span text:style-name="T17">Codec support</text:span><text:span text:style-name="T11"><office:annotation><dc:creator>Nancy</dc:creator><dc:date>2006-11-02T00:00:00</dc:date><text:p>TC</text:p></office:annotation></text:span></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27">Setting</text:p>
          </table:table-cell>
          <table:table-cell table:style-name="Table1.B1" office:value-type="string">
            <text:p text:style-name="P27">Description</text:p>
          </table:table-cell>
          <table:table-cell table:style-name="Table1.C1" office:value-type="string">
            <text:p text:style-name="P27">Example</text:p>
          </table:table-cell>
        </table:table-row>
        <table:table-row table:style-name="Table1.1">
          <table:table-cell table:style-name="Table1.A2" office:value-type="string">
            <text:p text:style-name="P28">Use as:</text:p>
          </table:table-cell>
          <table:table-cell table:style-name="Table1.B2" office:value-type="string">
            <text:p text:style-name="P28">This is the type of filesystem. For a normal Ubuntu system, ext3 is recommended.</text:p>
          </table:table-cell>
          <table:table-cell table:style-name="Table1.C2" office:value-type="string">
            <text:p text:style-name="P28">ext3</text:p>
          </table:table-cell>
        </table:table-row>
        <table:table-row table:style-name="Table1.1">
          <table:table-cell table:style-name="Table1.A2" office:value-type="string">
            <text:p text:style-name="P29">Mount point:</text:p>
          </table:table-cell>
          <table:table-cell table:style-name="Table1.B2" office:value-type="string">
            <text:p text:style-name="P29">This specifies what lives on the partition. See earlier in this chapter for details about the kind of partitions you should set up.</text:p>
          </table:table-cell>
          <table:table-cell table:style-name="Table1.C2" office:value-type="string">
            <text:p text:style-name="P29">/</text:p>
          </table:table-cell>
        </table:table-row>
        <table:table-row table:style-name="Table1.1">
          <table:table-cell table:style-name="Table1.A2" office:value-type="string">
            <text:p text:style-name="P29">Mount options:</text:p>
          </table:table-cell>
          <table:table-cell table:style-name="Table1.B2" office:value-type="string">
            <text:p text:style-name="P29">A number of options can be passed to the mount point, although the default setting should be fine.</text:p>
          </table:table-cell>
          <table:table-cell table:style-name="Table1.C2" office:value-type="string">
            <text:p text:style-name="P29">defaults</text:p>
          </table:table-cell>
        </table:table-row>
        <table:table-row table:style-name="Table1.1">
          <table:table-cell table:style-name="Table1.A2" office:value-type="string">
            <text:p text:style-name="P29">Label</text:p>
          </table:table-cell>
          <table:table-cell table:style-name="Table1.B2" office:value-type="string">
            <text:p text:style-name="P29">A text label describing the partition. Usually set to the same value as the <text:span text:style-name="T15">mount point</text:span>.</text:p>
          </table:table-cell>
          <table:table-cell table:style-name="Table1.C2" office:value-type="string">
            <text:p text:style-name="P29">/</text:p>
          </table:table-cell>
        </table:table-row>
        <table:table-row table:style-name="Table1.1">
          <table:table-cell table:style-name="Table1.A2" office:value-type="string">
            <text:p text:style-name="P29">Reserved blocks</text:p>
          </table:table-cell>
          <table:table-cell table:style-name="Table1.B2" office:value-type="string">
            <text:p text:style-name="P29">This is the percentage of the filesystem reserved for the super-user; 5% is a good default.</text:p>
          </table:table-cell>
          <table:table-cell table:style-name="Table1.C6" office:value-type="string">
            <text:p text:style-name="P29">5.00%</text:p>
          </table:table-cell>
        </table:table-row>
        <table:table-row table:style-name="Table1.1">
          <table:table-cell table:style-name="Table1.A2" office:value-type="string">
            <text:p text:style-name="P29">Typical usage</text:p>
          </table:table-cell>
          <table:table-cell table:style-name="Table1.B2" office:value-type="string">
            <text:p text:style-name="P29">This option can be used to optimize how the filesystem is organized, although the <text:span text:style-name="T15">standard</text:span> setting is typically used.</text:p>
          </table:table-cell>
          <table:table-cell table:style-name="Table1.C2" office:value-type="string">
            <text:p text:style-name="P29">standard</text:p>
          </table:table-cell>
        </table:table-row>
        <table:table-row table:style-name="Table1.1">
          <table:table-cell table:style-name="Table1.A2" office:value-type="string">
            <text:p text:style-name="P29">Bootable flag</text:p>
          </table:table-cell>
          <table:table-cell table:style-name="Table1.B2" office:value-type="string">
            <text:p text:style-name="P29">Does this partition contain the kernel and bootloader? If this is the root partition (known as /), set this to <text:span text:style-name="T5">on</text:span>.</text:p>
          </table:table-cell>
          <table:table-cell table:style-name="Table1.C2" office:value-type="string">
            <text:p text:style-name="P29">off</text:p>
          </table:table-cell>
        </table:table-row>
      </table:table>
      <text:p text:style-name="P2">With the partition configured, click the “<text:span text:style-name="T15">Done Setting Up the Partition” </text:span>option. </text:p>
      <text:p text:style-name="P3">You can now select <text:span text:style-name="T15">FREE SPACE</text:span> again (if there is free space left, of course) to create another partition. When you have finished partitioning, click “<text:span text:style-name="T15">Finish Partitioning and Write Changes to Disk”</text:span> option.</text:p>
      <text:p text:style-name="P4">Configuring a User<text:span text:style-name="T2"><office:annotation><dc:creator>Nancy</dc:creator><dc:date>2006-11-02T00:00:00</dc:date><text:p>HB</text:p></office:annotation></text:span></text:p>
      <text:p text:style-name="P2">The next part of the installation routine configures a user for the computer. This user role is important as it cannot only be used as a normal user but also has the ability to use <text:span text:style-name="T18">sudo</text:span><text:span text:style-name="T4"><office:annotation><dc:creator>Nancy</dc:creator><dc:date>2006-11-02T00:00:00</dc:date><text:p>CD</text:p></office:annotation></text:span> to perform system administrator tasks.</text:p>
      <text:p text:style-name="P3">You are first asked to enter a full name for the user (such as Alan Clement). Next you are asked for a username, and one will be picked for you from your full name (such as alanc). If you want another username, enter it there. Finally, you are asked to enter a password for the user and asked to repeat the password for verification.</text:p>
      <text:p text:style-name="P4">Finishing Up<text:span text:style-name="T2"><office:annotation><dc:creator>Nancy</dc:creator><dc:date>2006-11-02T00:00:00</dc:date><text:p>HB</text:p></office:annotation></text:span></text:p>
      <text:p text:style-name="P2">At this point, the installation routine can now go away and install the system for you. After this the computer will reboot, and the installation is complete.</text:p>
      <text:p text:style-name="P9">Post-Installation<text:span text:style-name="T1"><office:annotation><dc:creator>Nancy</dc:creator><dc:date>2006-11-02T00:00:00</dc:date><text:p>HA</text:p></office:annotation></text:span></text:p>
      <text:p text:style-name="P4">Configuring the Login Screen<text:span text:style-name="T2"><office:annotation><dc:creator>Nancy</dc:creator><dc:date>2006-11-02T00:00:00</dc:date><text:p>HB</text:p></office:annotation></text:span></text:p>
      <text:p text:style-name="P2">Although the default login screen is fine for most people, you may want to customize it. This could include changing the artwork to show your organization’s logo instead of the Ubuntu logo, providing automatic login, or another type of customization. You can configure this screen by clicking System &gt; Administration &gt; Login Window.</text:p>
      <text:p text:style-name="P3">The window that appears allows you to configure a number of different aspects of the login screen. Instead of discussing what each button does in exhaustive detail, it is more productive to cover how to configure particular tasks. By far the most important tasks are changing the artwork, automatic logins, and remote access.</text:p>
      <text:p text:style-name="P6">Changing the Artwork<text:span text:style-name="T1"><office:annotation><dc:creator>Nancy</dc:creator><dc:date>2006-11-02T00:00:00</dc:date><text:p>HC</text:p></office:annotation></text:span></text:p>
      <text:p text:style-name="P2">To change the artwork to your own you first need to create an image for your resolution. Find out your resolution by clicking Preferences &gt; Screen Resolution, and then create an image for that size. Note where you save the image (such as in /home/jono), and then click “Add” in the Local tab to select the new image. The image is added to the list box. Now select the new image.</text:p>
      <text:p text:style-name="P6">Enabling Automatic Logins<text:span text:style-name="T1"><office:annotation><dc:creator>Nancy</dc:creator><dc:date>2006-11-02T00:00:00</dc:date><text:p>HC</text:p></office:annotation></text:span></text:p>
      <text:p text:style-name="P2">Click the Security tab, and tick the Enable Automatic Login checkbox. Now select the user to log in under from the User combo box.</text:p>
      <text:p text:style-name="P7">The Big S Word<text:span text:style-name="T2"><office:annotation><dc:creator>Nancy</dc:creator><dc:date>2006-11-02T00:00:00</dc:date><text:p>TIH</text:p></office:annotation></text:span></text:p>
      <text:p text:style-name="P8">Always remember that automatic logins are a security risk. Someone could use your computer without you knowing it. If you are happy taking this risk, or if the risk is low because this is your personal computer, using this feature is fine.<text:span text:style-name="T6"><office:annotation><dc:creator>Nancy</dc:creator><dc:date>2006-11-02T00:00:00</dc:date><text:p>TI</text:p></office:annotation></text:span></text:p>
      <text:p text:style-name="P6">Enabling Remote Graphical Logins<text:span text:style-name="T1"><office:annotation><dc:creator>Nancy</dc:creator><dc:date>2006-11-02T00:00:00</dc:date><text:p>HC</text:p></office:annotation></text:span></text:p>
      <text:p text:style-name="P2">One of the most powerful features in the X window system (the graphical engine that drives the Ubuntu desktop) is the ability to run graphical applications from a separate computer on your own computer.</text:p>
      <text:p text:style-name="P3">By default, Ubuntu has this feature disabled. To enable it, click the Remote tab, and select “Same as Local” from the combo box.</text:p>
      <text:p text:style-name="P3">You can connect to the computer with the following command (change the IP address to the relavant one):</text:p>
      <text:p text:style-name="P2"><text:a xlink:type="simple" xlink:href="mailto:foo@bar"><text:span text:style-name="T19">foo@bar</text:span></text:a><text:span text:style-name="T20">~$ X -query 192.168.0.2</text:span></text:p>
      <text:p text:style-name="P2">This will run the remote connection on your current X server. To run it on another server, run this command:</text:p>
      <text:p text:style-name="P2"><text:a xlink:type="simple" xlink:href="mailto:foo@bar"><text:span text:style-name="T19">foo@bar</text:span></text:a><text:span text:style-name="T20">~$ X :1 -query 192.168.0.2</text:span></text:p>
      <text:p text:style-name="P4">Setting Up Printers<text:span text:style-name="T2"><office:annotation><dc:creator>Nancy</dc:creator><dc:date>2006-11-02T00:00:00</dc:date><text:p>HB</text:p></office:annotation></text:span></text:p>
      <text:p text:style-name="P2">Ubuntu has good support for printers, and the drivers for many common printers are already included. Printers come in two forms—local or remote—and Ubuntu supports both.</text:p>
      <text:p text:style-name="P3">Remote printers are hosted somewhere on the network, and you can typically scan for these printers and have them configure automatically. To do this, click “Global Settings” and then “Detect LAN Printers.” A warning box will appear indicating that a port will be opened on your computer that could potentially be used for malicious purposes. It is recommended you only run this scan on a trusted local network. If you don’t trust the network 100 percent, cancel the scan. If you are willing to go ahead, click “OK,” and after a minute or so the printers will appear in the box.</text:p>
      <text:p text:style-name="P3">Local printers are printers that are attached to your computer. The vast majority of printers come with USB connectors now, and set up should just be a case of plugging in the printer and it being recognized and configured automatically. Plug in your printer, and then click the “New Printer” icon. If your printer is detected, you can select the “Use a Detected Printer” radio button, and then select the printer from the list. If the printer is not detected, select the port for the Printer Port combo box, and then click “Forward.” On the next screen select the manufacturer and model of your printer, and then click “Forward.” Finally, click “Apply.”</text:p>
      <text:p text:style-name="P3">To test whether or not a printer works, whether it is local or remote, right-click the printer icon, and click “Properties.” In the dialog box that pops up, click “Print a Test Page.” A page should then be sent to the printer.</text:p>
      <text:p text:style-name="P3">If you have problems with printing, refer to Chapter 7<text:span text:style-name="T4"><office:annotation><dc:creator>Nancy</dc:creator><dc:date>2006-11-02T00:00:00</dc:date><text:p>Xref verified.</text:p></office:annotation></text:span> or visit <text:a xlink:type="simple" xlink:href="http://help.ubuntu.com/"><text:span text:style-name="Internet_20_link">http://help.ubuntu.com/</text:span></text:a> or <text:a xlink:type="simple" xlink:href="http://www.ubuntuforums.org/"><text:span text:style-name="Internet_20_link">www.ubuntuforums.org/</text:span></text:a>, and ask for help.</text:p>
      <text:p text:style-name="P9">Summary<text:span text:style-name="T1"><office:annotation><dc:creator>Nancy</dc:creator><dc:date>2006-11-02T00:00:00</dc:date><text:p>HA</text:p></office:annotation></text:span></text:p>
      <text:p text:style-name="P2">Congratulations on your new Ubuntu system. Whether you used the live CD or the traditional install CD approach to get Ubuntu on your computer, you now have a powerful, extensible, and easy-to-use OS with a huge array of available software. Unlike other operating systems, Ubuntu includes a complete end-to-end software selection with a range of tools for office productivity, system configuration, Internet access, e-mail, and more. In addition to this impressive array of desktop software, your new system also includes an incredibly powerful underlying architecture that can be heavily customized. Those of you with a fondness for code and programming will also get a kick out of the millions and millions of lines of code that are freely available and spread among the different applications included. Ubuntu also provides extensive development tools for creating desktop applications, Web applications, and more.</text:p>
      <text:p text:style-name="P3">You are at the start of an exciting journey, so let’s get going...</text:p>
      <text:section text:style-name="Sect1" text:name="Section1">
        <text:p text:style-name="P30"/>
      </text:section>
      <text:section text:style-name="Sect2" text:name="Section2">
        <text:p text:style-name="P31"/>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svg:font-family="Courier" style:font-family-generic="modern"/>
    <style:font-face style:name="Courier New" svg:font-family="'Courier New'" style:font-family-generic="modern"/>
    <style:font-face style:name="Mincho" svg:font-family="Mincho, 明朝" style:font-family-generic="roman"/>
    <style:font-face style:name="HG Mincho Light J" svg:font-family="'HG Mincho Light J', msmincho" style:font-pitch="variable"/>
    <style:font-face style:name="Nimbus Roman No9 L" svg:font-family="'Nimbus Roman No9 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lbany" svg:font-family="Albany, Arial" style:font-family-generic="swiss" style:font-pitch="variable"/>
    <style:font-face style:name="Arial" svg:font-family="Arial"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Nimbus Roman No9 L" fo:font-size="12pt" fo:language="en" fo:country="US" style:font-name-asian="DejaVu Sans" style:font-size-asian="12pt" style:language-asian="en" style:country-asian="US" style:font-name-complex="DejaVu 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Arial" fo:font-size="10pt" fo:language="en" fo:country="US" style:font-name-asian="Times New Roman" style:font-size-asian="10pt" style:font-name-complex="Times New Roman" style:font-size-complex="10pt" style:language-complex="ar" style:country-complex="SA" fo:hyphenate="false" fo:hyphenation-remain-char-count="2" fo:hyphenation-push-char-count="2"/>
    </style:style>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ncho" style:font-size-asian="14pt" style:font-name-complex="Tahoma" style:font-size-complex="14pt"/>
    </style:style>
    <style:style style:name="Heading_20_1" style:display-name="Heading 1" style:family="paragraph" style:parent-style-name="HA" style:next-style-name="HB" style:class="text" style:default-outline-level="1">
      <style:paragraph-properties fo:margin-left="0in" fo:margin-right="1.5in" fo:text-indent="0in" style:auto-text-indent="false"/>
      <style:text-properties style:font-name="Times New Roman"/>
    </style:style>
    <style:style style:name="Heading_20_2" style:display-name="Heading 2" style:family="paragraph" style:parent-style-name="Standard" style:next-style-name="Standard" style:class="text" style:default-outline-level="2">
      <style:paragraph-properties fo:margin-left="0in" fo:margin-right="0in" fo:text-indent="0in" style:auto-text-indent="false"/>
      <style:text-properties style:font-name="Times New Roman"/>
    </style:style>
    <style:style style:name="Heading_20_3" style:display-name="Heading 3" style:family="paragraph" style:parent-style-name="Standard" style:next-style-name="Standard" style:class="text" style:default-outline-level="3">
      <style:paragraph-properties fo:margin-left="0in" fo:margin-right="0in" fo:text-indent="0in" style:auto-text-indent="false"/>
      <style:text-properties style:font-name="Times New Roman"/>
    </style:style>
    <style:style style:name="Heading_20_4" style:display-name="Heading 4" style:family="paragraph" style:parent-style-name="Standard" style:next-style-name="Standard" style:class="text" style:default-outline-level="4">
      <style:paragraph-properties fo:margin-left="0in" fo:margin-right="0in" fo:text-indent="0in" style:auto-text-indent="false"/>
      <style:text-properties style:font-name="Times New Roman"/>
    </style:style>
    <style:style style:name="Heading_20_5" style:display-name="Heading 5" style:family="paragraph" style:parent-style-name="Standard" style:next-style-name="Standard" style:class="text" style:default-outline-level="5">
      <style:paragraph-properties fo:margin-left="0in" fo:margin-right="0in" fo:text-indent="0in" style:auto-text-indent="false"/>
      <style:text-properties style:font-name="Times New Roman"/>
    </style:style>
    <style:style style:name="Heading_20_6" style:display-name="Heading 6" style:family="paragraph" style:parent-style-name="Standard" style:next-style-name="Standard" style:class="text" style:default-outline-level="6">
      <style:paragraph-properties fo:margin-left="0in" fo:margin-right="0in" fo:text-indent="0in" style:auto-text-indent="false"/>
      <style:text-properties style:font-name="Times New Roman"/>
    </style:style>
    <style:style style:name="Heading_20_7" style:display-name="Heading 7" style:family="paragraph" style:parent-style-name="Standard" style:next-style-name="Standard" style:class="text" style:default-outline-level="7">
      <style:paragraph-properties fo:margin-left="0in" fo:margin-right="0in" fo:text-indent="0in" style:auto-text-indent="false"/>
      <style:text-properties style:font-name="Times New Roman"/>
    </style:style>
    <style:style style:name="Heading_20_8" style:display-name="Heading 8" style:family="paragraph" style:parent-style-name="Standard" style:next-style-name="Standard" style:class="text" style:default-outline-level="8">
      <style:paragraph-properties fo:margin-left="0in" fo:margin-right="0in" fo:text-indent="0in" style:auto-text-indent="false"/>
      <style:text-properties style:font-name="Times New Roman"/>
    </style:style>
    <style:style style:name="Heading_20_9" style:display-name="Heading 9" style:family="paragraph" style:parent-style-name="Standard" style:next-style-name="Standard" style:class="text" style:default-outline-level="9">
      <style:paragraph-properties fo:margin-left="0in" fo:margin-right="0in" fo:text-indent="0in" style:auto-text-indent="false"/>
      <style:text-properties style:font-name="Times New Roman"/>
    </style:style>
    <style:style style:name="List" style:family="paragraph" style:parent-style-name="Text_20_body" style:class="list">
      <style:text-properties style:font-name-complex="Tahoma"/>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Endnote" style:family="paragraph" style:parent-style-name="Standard" style:class="extra"/>
    <style:style style:name="Index" style:family="paragraph" style:parent-style-name="Standard" style:class="index">
      <style:paragraph-properties text:number-lines="false" text:line-number="0"/>
      <style:text-properties style:font-name-complex="Tahoma"/>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139in" fo:margin-right="0in" fo:text-indent="0in" style:auto-text-indent="false"/>
    </style:style>
    <style:style style:name="Contents_20_3" style:display-name="Contents 3" style:family="paragraph" style:parent-style-name="Standard" style:next-style-name="Standard" style:class="index">
      <style:paragraph-properties fo:margin-left="0.278in" fo:margin-right="0in" fo:text-indent="0in" style:auto-text-indent="false"/>
    </style:style>
    <style:style style:name="Contents_20_4" style:display-name="Contents 4" style:family="paragraph" style:parent-style-name="Standard" style:next-style-name="Standard" style:class="index">
      <style:paragraph-properties fo:margin-left="0.4165in" fo:margin-right="0in" fo:text-indent="0in" style:auto-text-indent="false"/>
    </style:style>
    <style:style style:name="Contents_20_5" style:display-name="Contents 5" style:family="paragraph" style:parent-style-name="Standard" style:next-style-name="Standard" style:class="index">
      <style:paragraph-properties fo:margin-left="0.5555in" fo:margin-right="0in" fo:text-indent="0in" style:auto-text-indent="false"/>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HA" style:family="paragraph" style:parent-style-name="Standard" style:next-style-name="Body">
      <style:paragraph-properties fo:margin-left="0in" fo:margin-right="1.5in" style:line-height-at-least="0.2917in" fo:text-indent="0in" style:auto-text-indent="false" fo:keep-with-next="always">
        <style:tab-stops>
          <style:tab-stop style:position="1.6193in"/>
        </style:tab-stops>
      </style:paragraph-properties>
      <style:text-properties fo:color="#000000" fo:font-size="36pt" fo:font-style="italic" style:font-size-asian="36pt" style:font-style-asian="italic"/>
    </style:style>
    <style:style style:name="Caption2" style:family="paragraph" style:parent-style-name="Standard">
      <style:paragraph-properties fo:margin-top="0.0835in" fo:margin-bottom="0.0835in" text:number-lines="false" text:line-number="0"/>
      <style:text-properties fo:font-size="10pt" fo:font-style="italic" style:font-size-asian="10pt" style:font-style-asian="italic" style:font-name-complex="Tahoma" style:font-size-complex="10pt" style:font-style-complex="italic"/>
    </style:style>
    <style:style style:name="WW-Caption" style:family="paragraph" style:parent-style-name="Standard">
      <style:paragraph-properties fo:margin-top="0.0835in" fo:margin-bottom="0.0835in" text:number-lines="false" text:line-number="0"/>
      <style:text-properties fo:font-size="10pt" fo:font-style="italic" style:font-size-asian="10pt" style:font-style-asian="italic" style:font-name-complex="Tahoma" style:font-size-complex="10pt" style:font-style-complex="italic"/>
    </style:style>
    <style:style style:name="WW-Index" style:family="paragraph" style:parent-style-name="Standard">
      <style:paragraph-properties text:number-lines="false" text:line-number="0"/>
      <style:text-properties style:font-name-complex="Tahoma"/>
    </style:style>
    <style:style style:name="WW-Heading" style:family="paragraph" style:parent-style-name="Standard" style:next-style-name="Text_20_body">
      <style:paragraph-properties fo:margin-top="0.1665in" fo:margin-bottom="0.0835in" fo:keep-with-next="always"/>
      <style:text-properties style:font-name="Arial" fo:font-size="14pt" style:font-name-asian="Mincho" style:font-size-asian="14pt" style:font-name-complex="Tahoma" style:font-size-complex="14pt"/>
    </style:style>
    <style:style style:name="WW-Caption1" style:family="paragraph" style:parent-style-name="Standard">
      <style:paragraph-properties fo:margin-top="0.0835in" fo:margin-bottom="0.0835in" text:number-lines="false" text:line-number="0"/>
      <style:text-properties fo:font-size="10pt" fo:font-style="italic" style:font-size-asian="10pt" style:font-style-asian="italic" style:font-name-complex="Tahoma" style:font-size-complex="10pt" style:font-style-complex="italic"/>
    </style:style>
    <style:style style:name="WW-Index1" style:family="paragraph" style:parent-style-name="Standard">
      <style:paragraph-properties text:number-lines="false" text:line-number="0"/>
      <style:text-properties style:font-name-complex="Tahoma"/>
    </style:style>
    <style:style style:name="WW-Heading1" style:family="paragraph" style:parent-style-name="Standard" style:next-style-name="Text_20_body">
      <style:paragraph-properties fo:margin-top="0.1665in" fo:margin-bottom="0.0835in" fo:keep-with-next="always"/>
      <style:text-properties style:font-name="Arial" fo:font-size="14pt" style:font-name-asian="Mincho" style:font-size-asian="14pt" style:font-name-complex="Tahoma" style:font-size-complex="14pt"/>
    </style:style>
    <style:style style:name="WW-Caption11" style:family="paragraph" style:parent-style-name="Standard">
      <style:paragraph-properties fo:margin-top="0.0835in" fo:margin-bottom="0.0835in" text:number-lines="false" text:line-number="0"/>
      <style:text-properties fo:font-size="10pt" fo:font-style="italic" style:font-size-asian="10pt" style:font-style-asian="italic" style:font-name-complex="Tahoma" style:font-size-complex="10pt" style:font-style-complex="italic"/>
    </style:style>
    <style:style style:name="WW-Index11" style:family="paragraph" style:parent-style-name="Standard">
      <style:paragraph-properties text:number-lines="false" text:line-number="0"/>
      <style:text-properties style:font-name-complex="Tahoma"/>
    </style:style>
    <style:style style:name="WW-Heading11" style:family="paragraph" style:parent-style-name="Standard" style:next-style-name="Text_20_body">
      <style:paragraph-properties fo:margin-top="0.1665in" fo:margin-bottom="0.0835in" fo:keep-with-next="always"/>
      <style:text-properties style:font-name="Arial" fo:font-size="14pt" style:font-name-asian="Mincho" style:font-size-asian="14pt" style:font-name-complex="Tahoma" style:font-size-complex="14pt"/>
    </style:style>
    <style:style style:name="WW-Heading111" style:family="paragraph" style:parent-style-name="Standard" style:next-style-name="Text_20_body">
      <style:paragraph-properties fo:margin-top="0.1665in" fo:margin-bottom="0.0835in" fo:keep-with-next="always"/>
      <style:text-properties style:font-name="Albany" fo:font-size="14pt" style:font-name-asian="HG Mincho Light J" style:font-size-asian="14pt" style:font-name-complex="Arial Unicode MS" style:font-size-complex="14pt"/>
    </style:style>
    <style:style style:name="WW-Table_20_Contents" style:display-name="WW-Table Contents" style:family="paragraph" style:parent-style-name="Text_20_body">
      <style:paragraph-properties text:number-lines="false" text:line-number="0"/>
    </style:style>
    <style:style style:name="WW-Table_20_Contents1" style:display-name="WW-Table Contents1" style:family="paragraph" style:parent-style-name="Text_20_body">
      <style:paragraph-properties text:number-lines="false" text:line-number="0"/>
    </style:style>
    <style:style style:name="WW-Table_20_Contents11" style:display-name="WW-Table Contents11" style:family="paragraph" style:parent-style-name="Text_20_body">
      <style:paragraph-properties text:number-lines="false" text:line-number="0"/>
    </style:style>
    <style:style style:name="WW-Table_20_Contents111" style:display-name="WW-Table Contents111" style:family="paragraph" style:parent-style-name="Text_20_body">
      <style:paragraph-properties text:number-lines="false" text:line-number="0"/>
    </style:style>
    <style:style style:name="WW-Table_20_Heading" style:display-name="WW-Table Heading" style:family="paragraph" style:parent-style-name="WW-Table_20_Contents">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WW-Table_20_Heading1" style:display-name="WW-Table Heading1" style:family="paragraph" style:parent-style-name="WW-Table_20_Contents1">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WW-Table_20_Heading11" style:display-name="WW-Table Heading11" style:family="paragraph" style:parent-style-name="WW-Table_20_Contents11">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WW-Table_20_Heading111" style:display-name="WW-Table Heading111" style:family="paragraph" style:parent-style-name="WW-Table_20_Contents111">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1" style:family="paragraph" style:parent-style-name="Standard" style:next-style-name="Standard">
      <style:paragraph-properties fo:margin-top="0.0835in" fo:margin-bottom="0.0835in"/>
      <style:text-properties fo:font-weight="bold" style:font-weight-asian="bold"/>
    </style:style>
    <style:style style:name="WW-Preformatted_20_Text" style:display-name="WW-Preformatted Text" style:family="paragraph" style:parent-style-name="Standard">
      <style:paragraph-properties fo:margin-top="0in" fo:margin-bottom="0in"/>
      <style:text-properties style:font-name="Courier New" fo:font-size="10pt" style:font-name-asian="Courier New" style:font-size-asian="10pt" style:font-name-complex="Courier New" style:font-size-complex="10pt"/>
    </style:style>
    <style:style style:name="WW-Preformatted_20_Text1" style:display-name="WW-Preformatted Text1" style:family="paragraph" style:parent-style-name="Standard">
      <style:paragraph-properties fo:margin-top="0in" fo:margin-bottom="0in"/>
      <style:text-properties style:font-name="Courier New" fo:font-size="10pt" style:font-name-asian="Courier New" style:font-size-asian="10pt" style:font-name-complex="Courier New" style:font-size-complex="10pt"/>
    </style:style>
    <style:style style:name="WW-Preformatted_20_Text11" style:display-name="WW-Preformatted Text11" style:family="paragraph" style:parent-style-name="Standard">
      <style:paragraph-properties fo:margin-top="0in" fo:margin-bottom="0in"/>
      <style:text-properties style:font-name="Courier New" fo:font-size="10pt" style:font-name-asian="Courier New" style:font-size-asian="10pt" style:font-name-complex="Courier New" style:font-size-complex="10pt"/>
    </style:style>
    <style:style style:name="WW-Preformatted_20_Text111" style:display-name="WW-Preformatted Text111" style:family="paragraph" style:parent-style-name="Standard">
      <style:paragraph-properties fo:margin-top="0in" fo:margin-bottom="0in"/>
      <style:text-properties style:font-name="Courier New" fo:font-size="10pt" style:font-name-asian="Courier New" style:font-size-asian="10pt" style:font-name-complex="Courier New" style:font-size-complex="10pt"/>
    </style:style>
    <style:style style:name="Body" style:family="paragraph" style:parent-style-name="Standard">
      <style:paragraph-properties fo:margin-left="0in" fo:margin-right="0in" fo:margin-top="0in" fo:margin-bottom="0.0417in" style:line-height-at-least="0.1528in" fo:text-indent="0.25in" style:auto-text-indent="false"/>
      <style:text-properties fo:color="#000000" style:font-name="Times New Roman" fo:font-size="11pt" style:font-size-asian="11pt"/>
    </style:style>
    <style:style style:name="HB" style:family="paragraph" style:parent-style-name="Standard" style:next-style-name="Body">
      <style:paragraph-properties fo:margin-left="0in" fo:margin-right="0.5in" fo:margin-top="0in" fo:margin-bottom="0.4862in" style:line-height-at-least="0.2638in" fo:text-indent="0in" style:auto-text-indent="false" fo:keep-with-next="always">
        <style:tab-stops>
          <style:tab-stop style:position="1.6193in"/>
        </style:tab-stops>
      </style:paragraph-properties>
      <style:text-properties fo:color="#000000" fo:font-size="28pt" fo:font-style="italic" style:font-size-asian="28pt" style:font-style-asian="italic"/>
    </style:style>
    <style:style style:name="AA" style:family="paragraph" style:parent-style-name="Standard">
      <style:paragraph-properties fo:margin-top="0in" fo:margin-bottom="0.1665in"/>
      <style:text-properties fo:color="#000000" fo:font-size="11pt" style:font-size-asian="11pt"/>
    </style:style>
    <style:style style:name="AU" style:family="paragraph" style:parent-style-name="Standard">
      <style:paragraph-properties fo:margin-top="0in" fo:margin-bottom="0.1665in"/>
      <style:text-properties fo:color="#000000" fo:font-size="13pt" fo:font-weight="bold" style:font-size-asian="13pt" style:font-weight-asian="bold"/>
    </style:style>
    <style:style style:name="BL" style:family="paragraph" style:parent-style-name="Standard">
      <style:paragraph-properties fo:margin-left="0.5in" fo:margin-right="0.5in" fo:margin-top="0in" fo:margin-bottom="0.0417in" style:line-height-at-least="0.1528in" fo:orphans="0" fo:widows="0" fo:text-indent="-0.5in" style:auto-text-indent="false">
        <style:tab-stops>
          <style:tab-stop style:position="0in"/>
        </style:tab-stops>
      </style:paragraph-properties>
      <style:text-properties fo:color="#000000" style:font-name="Times New Roman" fo:font-size="11pt" style:font-size-asian="11pt"/>
    </style:style>
    <style:style style:name="BB" style:family="paragraph" style:parent-style-name="BL">
      <style:paragraph-properties fo:margin-left="0.5in" fo:margin-right="0.5in" fo:text-indent="0in" style:auto-text-indent="false"/>
    </style:style>
    <style:style style:name="BH" style:family="paragraph" style:parent-style-name="Standard">
      <style:paragraph-properties fo:margin-top="0.0835in" fo:margin-bottom="0in" style:line-height-at-least="0.2083in" fo:keep-with-next="always"/>
      <style:text-properties fo:color="#000000" fo:font-size="11pt" fo:font-weight="bold" style:font-size-asian="11pt" style:font-weight-asian="bold"/>
    </style:style>
    <style:style style:name="BI" style:family="paragraph" style:parent-style-name="Standard">
      <style:paragraph-properties fo:margin-top="0.0417in" fo:margin-bottom="0in"/>
      <style:text-properties fo:color="#000000" style:font-name="Times New Roman" fo:font-size="11pt" style:font-size-asian="11pt"/>
    </style:style>
    <style:style style:name="BIO" style:family="paragraph" style:parent-style-name="Standard">
      <style:paragraph-properties fo:margin-top="0in" fo:margin-bottom="0.0835in"/>
      <style:text-properties fo:color="#000000" fo:font-size="11pt" style:font-size-asian="11pt"/>
    </style:style>
    <style:style style:name="BL1" style:family="paragraph" style:parent-style-name="BL" style:next-style-name="BL">
      <style:paragraph-properties fo:margin-top="0.0835in" fo:margin-bottom="0.0417in"/>
    </style:style>
    <style:style style:name="BT" style:family="paragraph" style:parent-style-name="Standard">
      <style:paragraph-properties fo:margin-top="0in" fo:margin-bottom="0.3335in"/>
      <style:text-properties fo:color="#000000" style:font-name="Times New Roman" fo:font-size="30pt" fo:font-style="italic" style:font-size-asian="30pt" style:font-style-asian="italic"/>
    </style:style>
    <style:style style:name="BX" style:family="paragraph" style:parent-style-name="BL" style:next-style-name="Body">
      <style:paragraph-properties fo:margin-top="0in" fo:margin-bottom="0.0835in"/>
    </style:style>
    <style:style style:name="BXT" style:family="paragraph" style:parent-style-name="Standard">
      <style:paragraph-properties fo:margin-left="0.5in" fo:margin-right="0.5in" fo:margin-top="0in" fo:margin-bottom="0.0835in" fo:text-indent="0.0008in" style:auto-text-indent="false" fo:background-color="#d8d8d8">
        <style:background-image/>
      </style:paragraph-properties>
      <style:text-properties fo:color="#000000" fo:font-size="11pt" style:font-size-asian="11pt"/>
    </style:style>
    <style:style style:name="Callout" style:family="paragraph" style:parent-style-name="Standard">
      <style:paragraph-properties fo:margin-top="0.0555in" fo:margin-bottom="0in"/>
      <style:text-properties fo:color="#000000" fo:font-weight="bold" style:font-weight-asian="bold"/>
    </style:style>
    <style:style style:name="Cdate" style:family="paragraph" style:parent-style-name="Standard">
      <style:paragraph-properties fo:margin-top="0in" fo:margin-bottom="0.0417in"/>
      <style:text-properties fo:color="#000000" style:font-name="Times New Roman"/>
    </style:style>
    <style:style style:name="CDT" style:family="paragraph" style:parent-style-name="Standard">
      <style:paragraph-properties style:line-height-at-least="0.139in"/>
      <style:text-properties fo:color="#000000" style:font-name="Courier New"/>
    </style:style>
    <style:style style:name="CDT1" style:family="paragraph" style:parent-style-name="CDT" style:next-style-name="CDT">
      <style:paragraph-properties fo:margin-top="0.1665in" fo:margin-bottom="0in" fo:padding-left="0in" fo:padding-right="0in" fo:padding-top="0.0138in" fo:padding-bottom="0in" fo:border-left="none" fo:border-right="none" fo:border-top="0.0008in solid #000000" fo:border-bottom="none"/>
    </style:style>
    <style:style style:name="CDTX" style:family="paragraph" style:parent-style-name="CDT" style:next-style-name="Body">
      <style:paragraph-properties fo:margin-top="0in" fo:margin-bottom="0.1665in" fo:padding-left="0in" fo:padding-right="0in" fo:padding-top="0in" fo:padding-bottom="0.0138in" fo:border-left="none" fo:border-right="none" fo:border-top="none" fo:border-bottom="0.0008in solid #000000"/>
    </style:style>
    <style:style style:name="CL" style:family="paragraph" style:parent-style-name="Standard">
      <style:paragraph-properties fo:margin-left="0.5in" fo:margin-right="0.5in" fo:margin-top="0.0555in" fo:margin-bottom="0in" style:line-height-at-least="0.1807in" fo:text-indent="-0.5in" style:auto-text-indent="false">
        <style:tab-stops>
          <style:tab-stop style:position="0in"/>
        </style:tab-stops>
      </style:paragraph-properties>
      <style:text-properties fo:color="#000000" style:font-name="Times New Roman" fo:font-size="11pt" style:font-size-asian="11pt"/>
    </style:style>
    <style:style style:name="CP" style:family="paragraph" style:parent-style-name="Standard">
      <style:text-properties fo:color="#000000" style:font-name="Courier New"/>
    </style:style>
    <style:style style:name="CP1" style:family="paragraph" style:parent-style-name="Standard" style:next-style-name="CP">
      <style:paragraph-properties fo:margin-top="0.1665in" fo:margin-bottom="0in" fo:padding-left="0in" fo:padding-right="0in" fo:padding-top="0.0138in" fo:padding-bottom="0in" fo:border-left="none" fo:border-right="none" fo:border-top="0.0008in solid #000000" fo:border-bottom="none"/>
      <style:text-properties fo:color="#000000" style:font-name="Courier New"/>
    </style:style>
    <style:style style:name="CPX" style:family="paragraph" style:parent-style-name="Standard" style:next-style-name="Body">
      <style:paragraph-properties fo:margin-top="0in" fo:margin-bottom="0.1665in" fo:padding-left="0in" fo:padding-right="0in" fo:padding-top="0in" fo:padding-bottom="0.0138in" fo:border-left="none" fo:border-right="none" fo:border-top="none" fo:border-bottom="0.0008in solid #000000"/>
      <style:text-properties fo:color="#000000" style:font-name="Courier New"/>
    </style:style>
    <style:style style:name="CQ" style:family="paragraph" style:parent-style-name="Standard" style:next-style-name="EX">
      <style:paragraph-properties fo:margin-left="0.25in" fo:margin-right="0.25in" fo:margin-top="0.0972in" fo:margin-bottom="0.0972in" fo:text-indent="0in" style:auto-text-indent="false"/>
      <style:text-properties fo:color="#000000" style:font-name="Times New Roman" fo:font-size="9pt" fo:font-style="italic" style:font-size-asian="9pt" style:font-style-asian="italic"/>
    </style:style>
    <style:style style:name="EX" style:family="paragraph" style:parent-style-name="Standard">
      <style:paragraph-properties fo:margin-left="0.25in" fo:margin-right="0.25in" fo:margin-top="0.0972in" fo:margin-bottom="0.0972in" fo:text-indent="0in" style:auto-text-indent="false"/>
      <style:text-properties fo:color="#000000" style:font-name="Times New Roman"/>
    </style:style>
    <style:style style:name="CR" style:family="paragraph" style:parent-style-name="Standard">
      <style:paragraph-properties fo:margin-top="0in" fo:margin-bottom="0.0417in" style:line-height-at-least="0.1807in"/>
      <style:text-properties fo:color="#000000" style:font-name="Times New Roman"/>
    </style:style>
    <style:style style:name="DED" style:family="paragraph" style:parent-style-name="Standard">
      <style:paragraph-properties style:line-height-at-least="0.2917in" fo:text-align="center" style:justify-single-word="false"/>
      <style:text-properties fo:color="#000000" style:font-name="Times New Roman" fo:font-size="12pt" fo:font-style="italic" style:font-size-asian="12pt" style:font-style-asian="italic"/>
    </style:style>
    <style:style style:name="EH" style:family="paragraph" style:parent-style-name="Standard" style:next-style-name="ET">
      <style:paragraph-properties fo:margin-left="0in" fo:margin-right="0.6598in" fo:margin-top="0.111in" fo:margin-bottom="0.111in" fo:text-indent="0in" style:auto-text-indent="false" fo:keep-with-next="always"/>
      <style:text-properties fo:color="#000000" fo:font-size="12pt" fo:font-style="italic" fo:font-weight="bold" style:font-size-asian="12pt" style:font-style-asian="italic" style:font-weight-asian="bold"/>
    </style:style>
    <style:style style:name="ET" style:family="paragraph" style:parent-style-name="Standard">
      <style:paragraph-properties fo:margin-left="0in" fo:margin-right="1in" fo:margin-top="0.0835in" fo:margin-bottom="0in" fo:text-indent="0in" style:auto-text-indent="false"/>
      <style:text-properties fo:color="#000000" fo:font-size="11pt" style:font-size-asian="11pt"/>
    </style:style>
    <style:style style:name="EL" style:family="paragraph" style:parent-style-name="Standard">
      <style:paragraph-properties fo:margin-top="0.1665in" fo:margin-bottom="0in">
        <style:tab-stops>
          <style:tab-stop style:position="0.1193in"/>
          <style:tab-stop style:position="0.3693in"/>
          <style:tab-stop style:position="0.6193in"/>
          <style:tab-stop style:position="0.8693in"/>
          <style:tab-stop style:position="1.1193in"/>
          <style:tab-stop style:position="1.3693in"/>
          <style:tab-stop style:position="1.6193in"/>
        </style:tab-stops>
      </style:paragraph-properties>
      <style:text-properties fo:color="#000000" style:font-name="Courier New"/>
    </style:style>
    <style:style style:name="ELX" style:family="paragraph" style:parent-style-name="Standard" style:next-style-name="Body">
      <style:paragraph-properties fo:margin-top="0in" fo:margin-bottom="0.1665in">
        <style:tab-stops>
          <style:tab-stop style:position="0.1193in"/>
          <style:tab-stop style:position="0.3693in"/>
          <style:tab-stop style:position="0.6193in"/>
          <style:tab-stop style:position="0.8693in"/>
          <style:tab-stop style:position="1.1193in"/>
          <style:tab-stop style:position="1.3693in"/>
          <style:tab-stop style:position="1.6193in"/>
        </style:tab-stops>
      </style:paragraph-properties>
      <style:text-properties fo:color="#000000" style:font-name="Courier New"/>
    </style:style>
    <style:style style:name="EMH" style:family="paragraph" style:parent-style-name="Standard" style:next-style-name="EMT">
      <style:paragraph-properties fo:margin-left="0in" fo:margin-right="0.6598in" fo:margin-top="0.472in" fo:margin-bottom="0.111in" fo:text-indent="0in" style:auto-text-indent="false" fo:padding-left="0in" fo:padding-right="0in" fo:padding-top="0.0138in" fo:padding-bottom="0in" fo:border-left="none" fo:border-right="none" fo:border-top="0.0008in solid #000000" fo:border-bottom="none" fo:keep-with-next="always"/>
      <style:text-properties fo:color="#000000" fo:font-size="14pt" fo:font-style="italic" fo:font-weight="bold" style:font-size-asian="14pt" style:font-style-asian="italic" style:font-weight-asian="bold"/>
    </style:style>
    <style:style style:name="EMT" style:family="paragraph" style:parent-style-name="Standard">
      <style:paragraph-properties fo:margin-left="0in" fo:margin-right="1in" fo:margin-top="0.0835in" fo:margin-bottom="0in" fo:text-indent="0in" style:auto-text-indent="false"/>
      <style:text-properties fo:color="#000000" fo:font-size="11pt" style:font-size-asian="11pt"/>
    </style:style>
    <style:style style:name="Equation" style:family="paragraph" style:parent-style-name="Standard">
      <style:paragraph-properties fo:margin-left="0.1201in" fo:margin-right="0.1201in" fo:margin-top="0.139in" fo:margin-bottom="0.0835in" fo:text-align="center" style:justify-single-word="false" fo:text-indent="0in" style:auto-text-indent="false"/>
      <style:text-properties fo:color="#000000" style:font-name="Times New Roman"/>
    </style:style>
    <style:style style:name="FC" style:family="paragraph" style:parent-style-name="Standard" style:next-style-name="Body">
      <style:paragraph-properties fo:margin-top="0in" fo:margin-bottom="0.0835in">
        <style:tab-stops>
          <style:tab-stop style:position="0.5799in"/>
          <style:tab-stop style:position="0.8in"/>
        </style:tab-stops>
      </style:paragraph-properties>
      <style:text-properties fo:color="#000000" style:font-name="Times New Roman" fo:font-size="11pt" fo:font-style="italic" style:font-size-asian="11pt" style:font-style-asian="italic"/>
    </style:style>
    <style:style style:name="FGFN" style:family="paragraph" style:parent-style-name="Standard">
      <style:paragraph-properties fo:margin-left="0.25in" fo:margin-right="0.25in" fo:margin-top="0in" fo:margin-bottom="0.0835in" fo:text-align="justify" style:justify-single-word="false" fo:text-indent="0in" style:auto-text-indent="false"/>
      <style:text-properties fo:color="#000000" style:font-name="Times" fo:font-size="9pt" style:font-size-asian="9pt"/>
    </style:style>
    <style:style style:name="FN" style:family="paragraph" style:parent-style-name="Standard" style:next-style-name="FC">
      <style:paragraph-properties fo:margin-top="0.0693in" fo:margin-bottom="0in" fo:keep-with-next="always"/>
      <style:text-properties fo:color="#000000" style:font-name="Times New Roman" fo:font-size="11pt" fo:font-weight="bold" style:font-size-asian="11pt" style:font-weight-asian="bold"/>
    </style:style>
    <style:style style:name="FTN" style:family="paragraph" style:parent-style-name="Standard">
      <style:paragraph-properties fo:margin-left="0.1598in" fo:margin-right="0in" fo:margin-top="0.0417in" fo:margin-bottom="0.0417in" style:line-height-at-least="0.1807in" fo:text-indent="-0.1598in" style:auto-text-indent="false">
        <style:tab-stops>
          <style:tab-stop style:position="0in"/>
        </style:tab-stops>
      </style:paragraph-properties>
      <style:text-properties fo:color="#000000" style:font-name="Times New Roman" fo:font-size="9pt" style:font-size-asian="9pt"/>
    </style:style>
    <style:style style:name="GlossDef" style:family="paragraph" style:parent-style-name="Standard">
      <style:paragraph-properties fo:margin-top="0in" fo:margin-bottom="0.0417in"/>
      <style:text-properties fo:color="#000000" style:font-name="Times New Roman" fo:font-size="11pt" style:font-size-asian="11pt"/>
    </style:style>
    <style:style style:name="GlossFT" style:family="paragraph" style:parent-style-name="Standard">
      <style:paragraph-properties fo:margin-top="0in" fo:margin-bottom="0.0417in"/>
      <style:text-properties fo:color="#000000" style:font-name="Times New Roman" fo:font-size="11pt" style:font-size-asian="11pt"/>
    </style:style>
    <style:style style:name="GlossHead" style:family="paragraph" style:parent-style-name="Standard">
      <style:paragraph-properties fo:margin-left="0in" fo:margin-right="0.6598in" fo:margin-top="0.222in" fo:margin-bottom="0in" fo:text-indent="0in" style:auto-text-indent="false" fo:keep-with-next="always"/>
      <style:text-properties fo:color="#000000" fo:font-size="14pt" fo:font-style="italic" fo:font-weight="bold" style:font-size-asian="14pt" style:font-style-asian="italic" style:font-weight-asian="bold"/>
    </style:style>
    <style:style style:name="GlossTerm" style:family="paragraph" style:parent-style-name="Standard">
      <style:paragraph-properties fo:margin-top="0.0417in" fo:margin-bottom="0in"/>
      <style:text-properties fo:color="#000000" style:font-name="Times New Roman" fo:font-size="11pt" fo:font-weight="bold" style:font-size-asian="11pt" style:font-weight-asian="bold"/>
    </style:style>
    <style:style style:name="GlossTitle" style:family="paragraph" style:parent-style-name="Standard" style:next-style-name="Body">
      <style:paragraph-properties fo:margin-left="0in" fo:margin-right="0.6598in" fo:margin-top="0in" fo:margin-bottom="0.1807in" style:line-height-at-least="0.3752in" fo:text-indent="0in" style:auto-text-indent="false" fo:keep-with-next="always"/>
      <style:text-properties fo:color="#000000" style:font-name="Times New Roman" fo:font-size="24pt" fo:font-style="italic" fo:font-weight="bold" style:font-size-asian="24pt" style:font-style-asian="italic" style:font-weight-asian="bold"/>
    </style:style>
    <style:style style:name="GroupTitlesIX" style:family="paragraph" style:parent-style-name="Standard">
      <style:paragraph-properties fo:margin-top="0.139in" fo:margin-bottom="0in" fo:keep-with-next="always"/>
      <style:text-properties fo:color="#000000" fo:font-size="9pt" fo:font-weight="bold" style:font-size-asian="9pt" style:font-weight-asian="bold"/>
    </style:style>
    <style:style style:name="HC" style:family="paragraph" style:parent-style-name="Standard" style:next-style-name="Body">
      <style:paragraph-properties fo:margin-left="0in" fo:margin-right="0.6598in" fo:margin-top="0.472in" fo:margin-bottom="0.111in" fo:text-indent="0in" style:auto-text-indent="false" fo:padding-left="0in" fo:padding-right="0in" fo:padding-top="0.0138in" fo:padding-bottom="0in" fo:border-left="none" fo:border-right="none" fo:border-top="0.0008in solid #000000" fo:border-bottom="none" fo:keep-with-next="always"/>
      <style:text-properties fo:color="#000000" fo:font-size="14pt" fo:font-style="italic" style:font-size-asian="14pt" style:font-style-asian="italic"/>
    </style:style>
    <style:style style:name="HD" style:family="paragraph" style:parent-style-name="Standard" style:next-style-name="Body">
      <style:paragraph-properties fo:margin-top="0.25in" fo:margin-bottom="0.0555in" style:line-height-at-least="0.2083in" fo:keep-with-next="always"/>
      <style:text-properties fo:color="#000000" fo:font-size="11pt" fo:font-weight="bold" style:font-size-asian="11pt" style:font-weight-asian="bold"/>
    </style:style>
    <style:style style:name="HE" style:family="paragraph" style:parent-style-name="Standard" style:next-style-name="Body">
      <style:paragraph-properties fo:margin-top="0.0835in" fo:margin-bottom="0in" style:line-height-at-least="0.2083in" fo:keep-with-next="always"/>
      <style:text-properties fo:color="#000000" fo:font-size="11pt" fo:font-style="italic" style:font-size-asian="11pt" style:font-style-asian="italic"/>
    </style:style>
    <style:style style:name="HF" style:family="paragraph" style:parent-style-name="Standard">
      <style:paragraph-properties fo:margin-top="0.0555in" fo:margin-bottom="0in" fo:keep-with-next="always"/>
      <style:text-properties fo:color="#000000" fo:font-size="9pt" fo:font-weight="bold" style:font-size-asian="9pt" style:font-weight-asian="bold"/>
    </style:style>
    <style:style style:name="HG" style:family="paragraph" style:parent-style-name="Standard">
      <style:paragraph-properties fo:margin-top="0.0835in" fo:margin-bottom="0in" style:line-height-at-least="0.2083in" fo:keep-with-next="always"/>
      <style:text-properties fo:color="#000000" fo:font-size="9pt" style:font-size-asian="9pt"/>
    </style:style>
    <style:style style:name="IndexIX" style:family="paragraph" style:parent-style-name="Standard">
      <style:text-properties fo:color="#000000" style:font-name="Times" fo:font-size="9pt" style:font-size-asian="9pt"/>
    </style:style>
    <style:style style:name="INFT" style:family="paragraph" style:parent-style-name="Standard" style:next-style-name="IT">
      <style:paragraph-properties fo:margin-top="0.0835in" fo:margin-bottom="0in"/>
      <style:text-properties fo:color="#000000" style:font-name="Times New Roman" fo:font-size="11pt" style:font-size-asian="11pt"/>
    </style:style>
    <style:style style:name="IT" style:family="paragraph" style:parent-style-name="Body"/>
    <style:style style:name="INFTC" style:family="paragraph" style:parent-style-name="Standard">
      <style:paragraph-properties fo:margin-top="0in" fo:margin-bottom="0.0555in"/>
      <style:text-properties fo:color="#000000" style:font-name="Times New Roman" fo:font-size="9pt" style:font-size-asian="9pt"/>
    </style:style>
    <style:style style:name="INFTH" style:family="paragraph" style:parent-style-name="Standard">
      <style:paragraph-properties fo:margin-top="0in" fo:margin-bottom="0in" fo:line-height="0.139in" fo:keep-with-next="always"/>
      <style:text-properties fo:color="#000000" style:font-name="Times New Roman" fo:font-size="9pt" fo:font-weight="bold" style:font-size-asian="9pt" style:font-weight-asian="bold"/>
    </style:style>
    <style:style style:name="INFTS" style:family="paragraph" style:parent-style-name="Standard">
      <style:paragraph-properties fo:margin-top="0in" fo:margin-bottom="0in" fo:line-height="0.139in" fo:keep-with-next="always"/>
      <style:text-properties fo:color="#000000" style:font-name="Times New Roman" fo:font-size="9pt" fo:font-weight="bold" style:font-size-asian="9pt" style:font-weight-asian="bold"/>
    </style:style>
    <style:style style:name="INH" style:family="paragraph" style:parent-style-name="Standard">
      <style:paragraph-properties fo:margin-left="0.5in" fo:margin-right="0in" style:line-height-at-least="0.1807in" fo:text-indent="-0.5in" style:auto-text-indent="false"/>
      <style:text-properties fo:color="#000000" fo:font-weight="bold" style:font-weight-asian="bold"/>
    </style:style>
    <style:style style:name="LC2" style:family="paragraph" style:parent-style-name="Standard">
      <style:paragraph-properties style:line-height-at-least="0.139in"/>
      <style:text-properties fo:color="#000000" style:font-name="Courier New"/>
    </style:style>
    <style:style style:name="LC" style:family="paragraph" style:parent-style-name="LC2" style:next-style-name="LC2">
      <style:paragraph-properties fo:margin-top="0.0835in" fo:margin-bottom="0in" fo:padding-left="0in" fo:padding-right="0in" fo:padding-top="0.0138in" fo:padding-bottom="0in" fo:border-left="none" fo:border-right="none" fo:border-top="0.0008in solid #000000" fo:border-bottom="none"/>
    </style:style>
    <style:style style:name="Level_20_1" style:display-name="Level 1" style:family="paragraph" style:parent-style-name="Standard">
      <style:paragraph-properties fo:margin-left="0.5in" fo:margin-right="0in" style:line-height-at-least="0.1807in" fo:text-indent="-0.5in" style:auto-text-indent="false"/>
      <style:text-properties fo:color="#000000" style:font-name="Times New Roman"/>
    </style:style>
    <style:style style:name="Level_20_2" style:display-name="Level 2" style:family="paragraph" style:parent-style-name="Standard">
      <style:paragraph-properties fo:margin-left="0.3693in" fo:margin-right="0in" style:line-height-at-least="0.1807in" fo:text-indent="-0.25in" style:auto-text-indent="false"/>
      <style:text-properties fo:color="#000000" style:font-name="Times"/>
    </style:style>
    <style:style style:name="Level_20_3" style:display-name="Level 3" style:family="paragraph" style:parent-style-name="Standard">
      <style:paragraph-properties fo:margin-left="0.55in" fo:margin-right="0in" style:line-height-at-least="0.1807in" fo:text-indent="-0.3in" style:auto-text-indent="false"/>
      <style:text-properties fo:color="#000000" style:font-name="Times"/>
    </style:style>
    <style:style style:name="LH" style:family="paragraph" style:parent-style-name="Standard" style:next-style-name="Body">
      <style:paragraph-properties fo:margin-top="0.1665in" fo:margin-bottom="0in" fo:keep-with-next="always"/>
      <style:text-properties fo:color="#000000" style:font-name="Times New Roman" fo:font-size="12pt" fo:font-style="italic" fo:font-weight="bold" style:font-size-asian="12pt" style:font-style-asian="italic" style:font-weight-asian="bold"/>
    </style:style>
    <style:style style:name="Link-Title" style:family="paragraph" style:parent-style-name="Standard" style:next-style-name="Link-URL">
      <style:paragraph-properties fo:margin-top="0.1252in" fo:margin-bottom="0in"/>
      <style:text-properties fo:color="#000000" style:font-name="Courier" fo:font-size="9pt" style:font-size-asian="9pt"/>
    </style:style>
    <style:style style:name="Link-URL" style:family="paragraph" style:parent-style-name="Standard">
      <style:text-properties fo:color="#000000" style:font-name="Courier" fo:font-size="9pt" style:font-size-asian="9pt"/>
    </style:style>
    <style:style style:name="BodyNoIndent" style:family="paragraph" style:parent-style-name="Body">
      <style:paragraph-properties fo:margin-left="0in" fo:margin-right="0in" fo:margin-top="0.0835in" fo:margin-bottom="0.0417in" fo:text-indent="0in" style:auto-text-indent="false"/>
    </style:style>
    <style:style style:name="ISBN" style:family="paragraph" style:parent-style-name="BodyNoIndent">
      <style:paragraph-properties fo:margin-top="0.0835in" fo:margin-bottom="0.0835in"/>
    </style:style>
    <style:style style:name="LOC" style:family="paragraph" style:parent-style-name="ISBN"/>
    <style:style style:name="LSH" style:family="paragraph" style:parent-style-name="Standard" style:next-style-name="Body">
      <style:paragraph-properties fo:margin-top="0.0693in" fo:margin-bottom="0in" fo:keep-with-next="always"/>
      <style:text-properties fo:color="#000000" style:font-name="Times New Roman" fo:font-size="11pt" fo:font-weight="bold" style:font-size-asian="11pt" style:font-weight-asian="bold"/>
    </style:style>
    <style:style style:name="LT" style:family="paragraph" style:parent-style-name="Standard" style:next-style-name="Body">
      <style:paragraph-properties fo:margin-top="0.0693in" fo:margin-bottom="0in" fo:keep-with-next="always"/>
      <style:text-properties fo:color="#000000" style:font-name="Times New Roman" fo:font-size="11pt" fo:font-style="italic" fo:font-weight="bold" style:font-size-asian="11pt" style:font-style-asian="italic" style:font-weight-asian="bold"/>
    </style:style>
    <style:style style:name="LX" style:family="paragraph" style:parent-style-name="LC2" style:next-style-name="Body">
      <style:paragraph-properties fo:margin-top="0in" fo:margin-bottom="0.1665in" fo:padding-left="0in" fo:padding-right="0in" fo:padding-top="0in" fo:padding-bottom="0.0138in" fo:border-left="none" fo:border-right="none" fo:border-top="none" fo:border-bottom="0.0008in solid #000000"/>
    </style:style>
    <style:style style:name="MH" style:family="paragraph" style:parent-style-name="Standard" style:next-style-name="MN">
      <style:paragraph-properties fo:margin-left="1in" fo:margin-right="1in" fo:margin-top="0.0693in" fo:margin-bottom="0in" fo:text-indent="0in" style:auto-text-indent="false" fo:keep-with-next="always"/>
      <style:text-properties fo:color="#000000" fo:font-size="11pt" fo:font-weight="bold" style:font-size-asian="11pt" style:font-weight-asian="bold"/>
    </style:style>
    <style:style style:name="MN" style:family="paragraph" style:parent-style-name="Standard">
      <style:paragraph-properties fo:margin-left="1in" fo:margin-right="1in" fo:margin-top="0in" fo:margin-bottom="0.0693in" fo:text-indent="0in" style:auto-text-indent="false"/>
      <style:text-properties fo:color="#000000"/>
    </style:style>
    <style:style style:name="NCP" style:family="paragraph" style:parent-style-name="Standard">
      <style:paragraph-properties fo:margin-left="0.5in" fo:margin-right="1in" fo:text-indent="0in" style:auto-text-indent="false">
        <style:tab-stops>
          <style:tab-stop style:position="0.75in"/>
        </style:tab-stops>
      </style:paragraph-properties>
      <style:text-properties fo:color="#000000" style:font-name="Courier New"/>
    </style:style>
    <style:style style:name="NCPX" style:family="paragraph" style:parent-style-name="NCP" style:next-style-name="NO">
      <style:paragraph-properties fo:margin-top="0in" fo:margin-bottom="0.0417in"/>
    </style:style>
    <style:style style:name="NO" style:family="paragraph" style:parent-style-name="Standard">
      <style:paragraph-properties fo:margin-left="0.5in" fo:margin-right="1in" fo:margin-top="0in" fo:margin-bottom="0.0417in" fo:text-indent="0in" style:auto-text-indent="false">
        <style:tab-stops>
          <style:tab-stop style:position="0.0799in"/>
          <style:tab-stop style:position="0.3in"/>
        </style:tab-stops>
      </style:paragraph-properties>
      <style:text-properties fo:color="#000000"/>
    </style:style>
    <style:style style:name="NOX" style:family="paragraph" style:parent-style-name="NO" style:next-style-name="Body">
      <style:paragraph-properties fo:margin-top="0in" fo:margin-bottom="0.1665in"/>
    </style:style>
    <style:style style:name="NI" style:family="paragraph" style:parent-style-name="NO">
      <style:paragraph-properties fo:margin-left="1in" fo:margin-right="1in" fo:text-indent="0in" style:auto-text-indent="false"/>
    </style:style>
    <style:style style:name="NL" style:family="paragraph" style:parent-style-name="Standard">
      <style:paragraph-properties fo:margin-left="0.5in" fo:margin-right="0.5in" fo:margin-top="0in" fo:margin-bottom="0.0417in" style:line-height-at-least="0.1528in" fo:text-indent="-0.5in" style:auto-text-indent="false">
        <style:tab-stops>
          <style:tab-stop style:position="0in"/>
        </style:tab-stops>
      </style:paragraph-properties>
      <style:text-properties fo:color="#000000" style:font-name="Times New Roman" fo:font-size="11pt" style:font-size-asian="11pt"/>
    </style:style>
    <style:style style:name="NL1" style:family="paragraph" style:parent-style-name="NL" style:next-style-name="NL">
      <style:paragraph-properties fo:margin-top="0.0835in" fo:margin-bottom="0.0417in"/>
    </style:style>
    <style:style style:name="NLB" style:family="paragraph" style:parent-style-name="NL">
      <style:paragraph-properties fo:margin-left="0.5in" fo:margin-right="0.5in" fo:text-indent="0in" style:auto-text-indent="false"/>
    </style:style>
    <style:style style:name="NLC" style:family="paragraph" style:parent-style-name="Standard">
      <style:paragraph-properties fo:margin-left="0.5in" fo:margin-right="0.5in" style:line-height-at-least="0.139in" fo:text-indent="0in" style:auto-text-indent="false"/>
      <style:text-properties fo:color="#000000" style:font-name="Courier New"/>
    </style:style>
    <style:style style:name="NLCX" style:family="paragraph" style:parent-style-name="NLC" style:next-style-name="NLB">
      <style:paragraph-properties fo:margin-top="0in" fo:margin-bottom="0.0835in"/>
    </style:style>
    <style:style style:name="NLX" style:family="paragraph" style:parent-style-name="NL" style:next-style-name="Body">
      <style:paragraph-properties fo:margin-top="0in" fo:margin-bottom="0.0835in"/>
    </style:style>
    <style:style style:name="Note" style:family="paragraph" style:parent-style-name="Standard">
      <style:paragraph-properties fo:margin-left="1.25in" fo:margin-right="1in" fo:margin-top="0.0835in" fo:margin-bottom="0in" fo:text-align="start" style:justify-single-word="false" fo:orphans="2" fo:widows="2" fo:text-indent="-1.25in" style:auto-text-indent="false">
        <style:tab-stops>
          <style:tab-stop style:position="0in"/>
        </style:tab-stops>
      </style:paragraph-properties>
      <style:text-properties fo:color="#000000" style:font-name="Helvetica"/>
    </style:style>
    <style:style style:name="PD" style:family="paragraph" style:parent-style-name="Standard">
      <style:paragraph-properties fo:margin-top="0.0417in" fo:margin-bottom="0.0417in"/>
      <style:text-properties fo:color="#0000ff" fo:font-size="11pt" style:font-size-asian="11pt"/>
    </style:style>
    <style:style style:name="PN" style:family="paragraph" style:parent-style-name="Standard" style:next-style-name="PT">
      <style:paragraph-properties fo:margin-top="0.5972in" fo:margin-bottom="0.2638in" style:line-height-at-least="0.2638in" fo:keep-with-next="always">
        <style:tab-stops>
          <style:tab-stop style:position="0.7299in"/>
          <style:tab-stop style:position="1.8693in"/>
        </style:tab-stops>
      </style:paragraph-properties>
      <style:text-properties fo:font-variant="small-caps" fo:color="#000000" fo:font-size="36pt" fo:font-style="italic" style:font-size-asian="36pt" style:font-style-asian="italic"/>
    </style:style>
    <style:style style:name="PT" style:family="paragraph" style:parent-style-name="Standard">
      <style:paragraph-properties fo:margin-left="1.6193in" fo:margin-right="1.5in" fo:margin-top="0in" fo:margin-bottom="1.25in" style:line-height-at-least="0.2917in" fo:text-indent="-1.6193in" style:auto-text-indent="false" fo:keep-with-next="always">
        <style:tab-stops>
          <style:tab-stop style:position="0in"/>
        </style:tab-stops>
      </style:paragraph-properties>
      <style:text-properties fo:color="#000000" fo:font-size="36pt" style:font-size-asian="36pt"/>
    </style:style>
    <style:style style:name="Preface" style:family="paragraph" style:parent-style-name="Standard">
      <style:paragraph-properties fo:margin-top="0in" fo:margin-bottom="0.0835in" style:line-height-at-least="0.1665in"/>
      <style:text-properties fo:color="#000000" style:font-name="Times New Roman"/>
    </style:style>
    <style:style style:name="PTFT" style:family="paragraph" style:parent-style-name="Standard" style:next-style-name="Body">
      <style:paragraph-properties fo:margin-top="0in" fo:margin-bottom="0.0835in"/>
      <style:text-properties fo:color="#000000" style:font-name="Times New Roman" fo:font-size="11pt" style:font-size-asian="11pt"/>
    </style:style>
    <style:style style:name="Quotation" style:family="paragraph" style:parent-style-name="Standard" style:next-style-name="EX">
      <style:paragraph-properties fo:margin-left="0.25in" fo:margin-right="0.25in" fo:margin-top="0.0972in" fo:margin-bottom="0.0972in" fo:text-indent="0in" style:auto-text-indent="false"/>
      <style:text-properties fo:color="#000000" style:font-name="Times New Roman"/>
    </style:style>
    <style:style style:name="SB" style:family="paragraph" style:parent-style-name="Standard">
      <style:paragraph-properties fo:margin-left="0in" fo:margin-right="1in" fo:margin-top="0.0835in" fo:margin-bottom="0in" fo:text-indent="0in" style:auto-text-indent="false"/>
      <style:text-properties fo:color="#000000" fo:font-size="11pt" style:font-size-asian="11pt"/>
    </style:style>
    <style:style style:name="SBX" style:family="paragraph" style:parent-style-name="SB" style:next-style-name="Body">
      <style:paragraph-properties fo:margin-top="0.0835in" fo:margin-bottom="0.0835in" fo:padding-left="0in" fo:padding-right="0in" fo:padding-top="0in" fo:padding-bottom="0.0138in" fo:border-left="none" fo:border-right="none" fo:border-top="none" fo:border-bottom="0.0008in solid #000000"/>
    </style:style>
    <style:style style:name="SH" style:family="paragraph" style:parent-style-name="Standard" style:next-style-name="SB">
      <style:paragraph-properties fo:margin-left="0in" fo:margin-right="0.6598in" fo:margin-top="0.472in" fo:margin-bottom="0.028in" fo:text-indent="0in" style:auto-text-indent="false" fo:padding-left="0in" fo:padding-right="0in" fo:padding-top="0.0138in" fo:padding-bottom="0in" fo:border-left="none" fo:border-right="none" fo:border-top="0.0008in solid #000000" fo:border-bottom="none" fo:keep-with-next="always"/>
      <style:text-properties fo:color="#000000" fo:font-size="14pt" fo:font-style="italic" fo:font-weight="bold" style:font-size-asian="14pt" style:font-style-asian="italic" style:font-weight-asian="bold"/>
    </style:style>
    <style:style style:name="TB" style:family="paragraph" style:parent-style-name="Standard">
      <style:paragraph-properties fo:margin-top="0in" fo:margin-bottom="0.0555in"/>
      <style:text-properties fo:color="#000000" style:font-name="Times New Roman" fo:font-size="9pt" style:font-size-asian="9pt"/>
    </style:style>
    <style:style style:name="TB1" style:family="paragraph" style:parent-style-name="TB">
      <style:paragraph-properties fo:margin-top="0.0835in" fo:margin-bottom="0.0555in"/>
    </style:style>
    <style:style style:name="TBFN" style:family="paragraph" style:parent-style-name="Standard">
      <style:paragraph-properties fo:margin-left="0.3299in" fo:margin-right="0in" fo:margin-top="0.0417in" fo:margin-bottom="0in" style:line-height-at-least="0.1807in" fo:text-indent="-0.1701in" style:auto-text-indent="false">
        <style:tab-stops>
          <style:tab-stop style:position="0in"/>
        </style:tab-stops>
      </style:paragraph-properties>
      <style:text-properties fo:color="#000000" style:font-name="Times New Roman" fo:font-size="9pt" style:font-size-asian="9pt"/>
    </style:style>
    <style:style style:name="TBX" style:family="paragraph" style:parent-style-name="TB" style:next-style-name="Body">
      <style:paragraph-properties fo:margin-top="0in" fo:margin-bottom="0.0835in"/>
    </style:style>
    <style:style style:name="TCCP" style:family="paragraph" style:parent-style-name="TB">
      <style:text-properties style:font-name="Courier New"/>
    </style:style>
    <style:style style:name="TCEM" style:family="paragraph" style:parent-style-name="TB">
      <style:text-properties style:font-name="Courier New"/>
    </style:style>
    <style:style style:name="TCH" style:family="paragraph" style:parent-style-name="Standard">
      <style:paragraph-properties fo:line-height="0.139in" fo:keep-with-next="always"/>
      <style:text-properties fo:color="#000000" style:font-name="Times New Roman" fo:font-size="9pt" fo:font-weight="bold" style:font-size-asian="9pt" style:font-weight-asian="bold"/>
    </style:style>
    <style:style style:name="TH" style:family="paragraph" style:parent-style-name="Standard" style:next-style-name="TS">
      <style:paragraph-properties>
        <style:tab-stops>
          <style:tab-stop style:position="0.5799in"/>
          <style:tab-stop style:position="0.8in"/>
        </style:tab-stops>
      </style:paragraph-properties>
      <style:text-properties fo:color="#000000" style:font-name="Times New Roman" fo:font-size="11pt" fo:font-style="italic" style:font-size-asian="11pt" style:font-style-asian="italic"/>
    </style:style>
    <style:style style:name="TS" style:family="paragraph" style:parent-style-name="Standard">
      <style:paragraph-properties fo:margin-top="0in" fo:margin-bottom="0.0835in">
        <style:tab-stops>
          <style:tab-stop style:position="0.5799in"/>
          <style:tab-stop style:position="0.8in"/>
        </style:tab-stops>
      </style:paragraph-properties>
      <style:text-properties fo:color="#000000" style:font-name="Times New Roman" fo:font-size="11pt" fo:font-style="italic" style:font-size-asian="11pt" style:font-style-asian="italic"/>
    </style:style>
    <style:style style:name="TI" style:family="paragraph" style:parent-style-name="NO"/>
    <style:style style:name="TI1" style:family="paragraph" style:parent-style-name="Standard">
      <style:paragraph-properties fo:margin-left="0in" fo:margin-right="0in" fo:text-indent="0in" style:auto-text-indent="false">
        <style:tab-stops>
          <style:tab-stop style:position="0.0799in"/>
          <style:tab-stop style:position="0.3in"/>
        </style:tab-stops>
      </style:paragraph-properties>
      <style:text-properties fo:color="#000000" style:font-name="Times New Roman" fo:font-size="11pt" style:font-size-asian="11pt"/>
    </style:style>
    <style:style style:name="TitleTOC_2f_Index" style:display-name="TitleTOC/Index" style:family="paragraph" style:parent-style-name="Standard">
      <style:text-properties fo:color="#000000" style:font-name="Times" fo:font-size="24pt" fo:font-style="italic" style:font-size-asian="24pt" style:font-style-asian="italic"/>
    </style:style>
    <style:style style:name="TIX" style:family="paragraph" style:parent-style-name="TI" style:next-style-name="Body">
      <style:paragraph-properties fo:margin-top="0in" fo:margin-bottom="0.1665in"/>
    </style:style>
    <style:style style:name="TN" style:family="paragraph" style:parent-style-name="Standard">
      <style:paragraph-properties fo:margin-top="0.0693in" fo:margin-bottom="0in" fo:keep-with-next="always"/>
      <style:text-properties fo:color="#000000" style:font-name="Times" fo:font-size="11pt" fo:font-weight="bold" style:font-size-asian="11pt" style:font-weight-asian="bold"/>
    </style:style>
    <style:style style:name="UC" style:family="paragraph" style:parent-style-name="Standard">
      <style:paragraph-properties fo:margin-left="0.1898in" fo:margin-right="0.5in" fo:margin-top="0.0417in" fo:margin-bottom="0.0417in" fo:text-indent="0in" style:auto-text-indent="false">
        <style:tab-stops>
          <style:tab-stop style:position="0in"/>
        </style:tab-stops>
      </style:paragraph-properties>
      <style:text-properties fo:color="#000000" style:font-name="Times New Roman" fo:font-size="11pt" fo:font-weight="bold" style:font-size-asian="11pt" style:font-weight-asian="bold"/>
    </style:style>
    <style:style style:name="UL" style:family="paragraph" style:parent-style-name="Standard">
      <style:paragraph-properties fo:margin-left="0.1902in" fo:margin-right="0.5in" fo:margin-top="0in" fo:margin-bottom="0.0417in" fo:text-indent="0in" style:auto-text-indent="false"/>
      <style:text-properties fo:color="#000000" style:font-name="Times New Roman" fo:font-size="11pt" style:font-size-asian="11pt"/>
    </style:style>
    <style:style style:name="UL1" style:family="paragraph" style:parent-style-name="UL">
      <style:paragraph-properties fo:margin-top="0.0835in" fo:margin-bottom="0.0417in"/>
    </style:style>
    <style:style style:name="ULX" style:family="paragraph" style:parent-style-name="UL" style:next-style-name="Body">
      <style:paragraph-properties fo:margin-top="0in" fo:margin-bottom="0.0835in"/>
    </style:style>
    <style:style style:name="XREF" style:family="paragraph" style:parent-style-name="Standard">
      <style:paragraph-properties fo:margin-top="0.0835in" fo:margin-bottom="0.0835in"/>
      <style:text-properties fo:color="#000000" style:font-name="Times New Roman" fo:font-size="11pt" style:font-size-asian="11pt"/>
    </style:style>
    <style:style style:name="nt" style:family="paragraph" style:parent-style-name="Standard">
      <style:paragraph-properties fo:margin-left="1.5in" fo:margin-right="0.25in" fo:text-indent="0.0008in" style:auto-text-indent="false"/>
      <style:text-properties fo:color="#000000" style:font-name="Helvetica"/>
    </style:style>
    <style:style style:name="EMX" style:family="paragraph" style:parent-style-name="EMT" style:next-style-name="Body">
      <style:paragraph-properties fo:margin-top="0.0835in" fo:margin-bottom="0.0835in" fo:padding-left="0in" fo:padding-right="0in" fo:padding-top="0in" fo:padding-bottom="0.0138in" fo:border-left="none" fo:border-right="none" fo:border-top="none" fo:border-bottom="0.0008in solid #000000"/>
    </style:style>
    <style:style style:name="BXH" style:family="paragraph" style:parent-style-name="Body" style:next-style-name="BXT">
      <style:paragraph-properties fo:margin-left="0.5in" fo:margin-right="0.5in" fo:margin-top="0in" fo:margin-bottom="0.0835in" fo:text-indent="0in" style:auto-text-indent="false" fo:background-color="#d8d8d8">
        <style:background-image/>
      </style:paragraph-properties>
      <style:text-properties style:font-name="Arial" fo:font-weight="bold" style:font-weight-asian="bold"/>
    </style:style>
    <style:style style:name="NoteH" style:family="paragraph" style:parent-style-name="NO" style:next-style-name="NO">
      <style:paragraph-properties fo:margin-top="0.0693in" fo:margin-bottom="0.0417in">
        <style:tab-stops>
          <style:tab-stop style:position="0.0799in"/>
          <style:tab-stop style:position="0.3in"/>
          <style:tab-stop style:position="0.6in"/>
        </style:tab-stops>
      </style:paragraph-properties>
      <style:text-properties fo:font-weight="bold" style:font-weight-asian="bold"/>
    </style:style>
    <style:style style:name="TIH" style:family="paragraph" style:parent-style-name="NoteH" style:next-style-name="Standard">
      <style:paragraph-properties fo:keep-with-next="always">
        <style:tab-stops>
          <style:tab-stop style:position="0.0799in"/>
          <style:tab-stop style:position="0.3in"/>
          <style:tab-stop style:position="0.3799in"/>
          <style:tab-stop style:position="0.6in"/>
        </style:tab-stops>
      </style:paragraph-properties>
    </style:style>
    <style:style style:name="WW-Normal_20_Indent" style:display-name="WW-Normal Indent" style:family="paragraph" style:parent-style-name="Standard">
      <style:paragraph-properties fo:margin-left="0in" fo:margin-right="0in" fo:line-height="200%" fo:text-align="justify" style:justify-single-word="false" fo:text-indent="0.5in" style:auto-text-indent="false"/>
    </style:style>
    <style:style style:name="TIB" style:family="paragraph" style:parent-style-name="Standard">
      <style:paragraph-properties fo:margin-left="0.5in" fo:margin-right="1in" fo:text-indent="0.0008in" style:auto-text-indent="false">
        <style:tab-stops>
          <style:tab-stop style:position="0.0799in"/>
          <style:tab-stop style:position="0.3in"/>
        </style:tab-stops>
      </style:paragraph-properties>
      <style:text-properties fo:color="#000000" style:font-name="Times New Roman" fo:font-size="11pt" style:font-size-asian="11pt"/>
    </style:style>
    <style:style style:name="Code" style:family="paragraph">
      <style:paragraph-properties fo:text-align="start" style:justify-single-word="false" fo:orphans="0" fo:widows="0" fo:hyphenation-ladder-count="no-limit" style:text-autospace="none" style:punctuation-wrap="hanging" style:line-break="strict" style:writing-mode="lr-tb"/>
      <style:text-properties fo:color="#000000" style:font-name="Courier" fo:font-size="8pt" fo:language="en" fo:country="US" style:font-name-asian="Times New Roman" style:font-size-asian="8pt" style:font-name-complex="Arial Unicode MS" style:font-size-complex="12pt" style:language-complex="en" style:country-complex="US" fo:hyphenate="false" fo:hyphenation-remain-char-count="2" fo:hyphenation-push-char-count="2"/>
    </style:style>
    <style:style style:name="NumCDT" style:family="paragraph" style:parent-style-name="CDT">
      <style:paragraph-properties fo:margin-left="0.25in" fo:margin-right="0in" fo:text-indent="-0.25in" style:auto-text-indent="false">
        <style:tab-stops>
          <style:tab-stop style:position="0in"/>
        </style:tab-stops>
      </style:paragraph-properties>
    </style:style>
    <style:style style:name="CO" style:family="paragraph" style:parent-style-name="Body">
      <style:paragraph-properties fo:margin-left="0in" fo:margin-right="0in" fo:margin-top="0in" fo:margin-bottom="0.0835in" fo:text-indent="0in" style:auto-text-indent="false"/>
      <style:text-properties fo:font-style="italic" style:font-style-asian="italic"/>
    </style:style>
    <style:style style:name="NCP1" style:family="paragraph" style:parent-style-name="NCP" style:next-style-name="NCP">
      <style:paragraph-properties fo:margin-top="0.0417in" fo:margin-bottom="0in"/>
    </style:style>
    <style:style style:name="NumCDT1" style:family="paragraph" style:parent-style-name="CDT1">
      <style:paragraph-properties fo:margin-left="0.25in" fo:margin-right="0in" fo:margin-top="0.0835in" fo:margin-bottom="0in" fo:text-indent="-0.25in" style:auto-text-indent="false">
        <style:tab-stops>
          <style:tab-stop style:position="0in"/>
        </style:tab-stops>
      </style:paragraph-properties>
    </style:style>
    <style:style style:name="NumCDTX" style:family="paragraph" style:parent-style-name="CDTX">
      <style:paragraph-properties fo:margin-left="0.25in" fo:margin-right="0in" fo:margin-top="0in" fo:margin-bottom="0.0835in" fo:text-indent="-0.25in" style:auto-text-indent="false">
        <style:tab-stops>
          <style:tab-stop style:position="0in"/>
        </style:tab-stops>
      </style:paragraph-properties>
    </style:style>
    <style:style style:name="RHR" style:family="paragraph" style:parent-style-name="Standard">
      <style:paragraph-properties fo:text-align="end" style:justify-single-word="false">
        <style:tab-stops>
          <style:tab-stop style:position="2.25in" style:type="center"/>
          <style:tab-stop style:position="4.5in" style:type="right"/>
        </style:tab-stops>
      </style:paragraph-properties>
      <style:text-properties fo:color="#000000" fo:font-size="8pt" fo:font-weight="bold" style:font-size-asian="8pt" style:font-weight-asian="bold"/>
    </style:style>
    <style:style style:name="RHV" style:family="paragraph" style:parent-style-name="Standard">
      <style:paragraph-properties>
        <style:tab-stops>
          <style:tab-stop style:position="2.25in" style:type="center"/>
          <style:tab-stop style:position="4.5in" style:type="right"/>
        </style:tab-stops>
      </style:paragraph-properties>
      <style:text-properties fo:color="#000000" fo:font-size="8pt" fo:font-weight="bold" style:font-size-asian="8pt" style:font-weight-asian="bold"/>
    </style:style>
    <style:style style:name="SC2" style:family="paragraph" style:parent-style-name="NCP"/>
    <style:style style:name="BT1" style:family="paragraph" style:parent-style-name="BT"/>
    <style:style style:name="EN" style:family="paragraph" style:parent-style-name="EH">
      <style:paragraph-properties fo:margin-top="0.472in" fo:margin-bottom="0.111in" fo:padding-left="0in" fo:padding-right="0in" fo:padding-top="0.0138in" fo:padding-bottom="0in" fo:border-left="none" fo:border-right="none" fo:border-top="0.0008in solid #000000" fo:border-bottom="none"/>
      <style:text-properties fo:font-style="normal" style:font-style-asian="normal"/>
    </style:style>
    <style:style style:name="FT" style:family="paragraph" style:parent-style-name="BodyNoIndent"/>
    <style:style style:name="QQ" style:family="paragraph" style:parent-style-name="PD">
      <style:text-properties fo:color="#ff0000"/>
    </style:style>
    <style:style style:name="NLC1" style:family="paragraph" style:parent-style-name="NLC">
      <style:paragraph-properties fo:margin-top="0.0417in" fo:margin-bottom="0in"/>
    </style:style>
    <style:style style:name="WAH" style:family="paragraph" style:parent-style-name="TIH" style:next-style-name="WA">
      <style:paragraph-properties>
        <style:tab-stops>
          <style:tab-stop style:position="0.0799in"/>
          <style:tab-stop style:position="0.3in"/>
          <style:tab-stop style:position="0.3799in"/>
          <style:tab-stop style:position="0.6in"/>
          <style:tab-stop style:position="0.75in"/>
        </style:tab-stops>
      </style:paragraph-properties>
    </style:style>
    <style:style style:name="WA" style:family="paragraph" style:parent-style-name="NO"/>
    <style:style style:name="ETNL" style:family="paragraph" style:parent-style-name="NL">
      <style:text-properties style:font-name="Arial"/>
    </style:style>
    <style:style style:name="ETNL1" style:family="paragraph" style:parent-style-name="ETNL" style:next-style-name="ETNL">
      <style:paragraph-properties fo:margin-top="0.0835in" fo:margin-bottom="0.0417in"/>
    </style:style>
    <style:style style:name="ETBL" style:family="paragraph" style:parent-style-name="BL">
      <style:text-properties style:font-name="Arial"/>
    </style:style>
    <style:style style:name="ETBL1" style:family="paragraph" style:parent-style-name="ETBL" style:next-style-name="ETBL">
      <style:paragraph-properties fo:margin-top="0.0835in" fo:margin-bottom="0.0417in"/>
    </style:style>
    <style:style style:name="ETBX" style:family="paragraph" style:parent-style-name="ETBL" style:next-style-name="ET">
      <style:paragraph-properties fo:margin-top="0in" fo:margin-bottom="0.0835in"/>
    </style:style>
    <style:style style:name="ESH" style:family="paragraph" style:parent-style-name="EH" style:next-style-name="ET">
      <style:paragraph-properties fo:margin-top="0.1665in" fo:margin-bottom="0.0835in"/>
      <style:text-properties fo:font-weight="normal" style:font-weight-asian="normal"/>
    </style:style>
    <style:style style:name="ETNB" style:family="paragraph" style:parent-style-name="Standard"/>
    <style:style style:name="WAX" style:family="paragraph" style:parent-style-name="NO">
      <style:paragraph-properties fo:margin-top="0in" fo:margin-bottom="0.1665in"/>
    </style:style>
    <style:style style:name="CT" style:family="paragraph" style:parent-style-name="BodyNoIndent" style:next-style-name="Credits"/>
    <style:style style:name="Credits" style:family="paragraph" style:parent-style-name="BodyNoIndent" style:next-style-name="CT">
      <style:paragraph-properties fo:margin-top="0in" fo:margin-bottom="0in"/>
    </style:style>
    <style:style style:name="Pubname" style:family="paragraph" style:parent-style-name="BodyNoIndent"/>
    <style:style style:name="CTTOC" style:family="paragraph" style:parent-style-name="BodyNoIndent">
      <style:paragraph-properties fo:margin-top="0in" fo:margin-bottom="0.0417in"/>
      <style:text-properties style:font-name="Arial"/>
    </style:style>
    <style:style style:name="PTTOC" style:family="paragraph" style:parent-style-name="CTTOC">
      <style:paragraph-properties fo:margin-top="0.0417in" fo:margin-bottom="0.0417in"/>
      <style:text-properties fo:font-weight="bold" style:font-weight-asian="bold"/>
    </style:style>
    <style:style style:name="TOCPART" style:family="paragraph" style:parent-style-name="PTTOC"/>
    <style:style style:name="TOCHA" style:family="paragraph" style:parent-style-name="CTTOC">
      <style:text-properties fo:font-style="italic" style:font-style-asian="italic"/>
    </style:style>
    <style:style style:name="TOCHB" style:family="paragraph" style:parent-style-name="CTTOC"/>
    <style:style style:name="TOCHC" style:family="paragraph" style:parent-style-name="TOCHB">
      <style:paragraph-properties fo:margin-left="0.1in" fo:margin-right="0in" fo:text-indent="0in" style:auto-text-indent="false"/>
    </style:style>
    <style:style style:name="TOCHD" style:family="paragraph" style:parent-style-name="TOCHC">
      <style:paragraph-properties fo:margin-left="0.2in" fo:margin-right="0in" fo:text-indent="0in" style:auto-text-indent="false"/>
    </style:style>
    <style:style style:name="TOCHE" style:family="paragraph" style:parent-style-name="TOCHD">
      <style:paragraph-properties fo:margin-left="0.3in" fo:margin-right="0in" fo:text-indent="0in" style:auto-text-indent="false"/>
    </style:style>
    <style:style style:name="TOCHF" style:family="paragraph" style:parent-style-name="TOCHE">
      <style:paragraph-properties fo:margin-left="0.4in" fo:margin-right="0in" fo:text-indent="0in" style:auto-text-indent="false"/>
    </style:style>
    <style:style style:name="TOCHG" style:family="paragraph" style:parent-style-name="TOCHF">
      <style:paragraph-properties fo:margin-left="0.5in" fo:margin-right="0in" fo:text-indent="0in" style:auto-text-indent="false"/>
    </style:style>
    <style:style style:name="EL2" style:family="paragraph" style:parent-style-name="EL">
      <style:paragraph-properties fo:margin-top="0in" fo:margin-bottom="0in"/>
    </style:style>
    <style:style style:name="LCX" style:family="paragraph" style:parent-style-name="LC2" style:next-style-name="Body">
      <style:paragraph-properties fo:margin-top="0in" fo:margin-bottom="0.1665in" fo:padding-left="0in" fo:padding-right="0in" fo:padding-top="0in" fo:padding-bottom="0.0138in" fo:border-left="none" fo:border-right="none" fo:border-top="none" fo:border-bottom="0.0008in solid #000000"/>
    </style:style>
    <style:style style:name="LN" style:family="paragraph" style:parent-style-name="LH">
      <style:paragraph-properties fo:padding-left="0in" fo:padding-right="0in" fo:padding-top="0.0138in" fo:padding-bottom="0in" fo:border-left="none" fo:border-right="none" fo:border-top="0.0008in solid #000000" fo:border-bottom="none"/>
      <style:text-properties fo:font-style="normal" style:font-style-asian="normal"/>
    </style:style>
    <style:style style:name="ETNLB" style:family="paragraph" style:parent-style-name="Standard"/>
    <style:style style:name="SC" style:family="paragraph" style:parent-style-name="NCP1"/>
    <style:style style:name="SCX" style:family="paragraph" style:parent-style-name="NCPX"/>
    <style:style style:name="SBBL" style:family="paragraph" style:parent-style-name="BL">
      <style:text-properties style:font-name="Arial"/>
    </style:style>
    <style:style style:name="SBBL1" style:family="paragraph" style:parent-style-name="BL1">
      <style:text-properties style:font-name="Arial"/>
    </style:style>
    <style:style style:name="SBBX" style:family="paragraph" style:parent-style-name="BX">
      <style:text-properties style:font-name="Arial"/>
    </style:style>
    <style:style style:name="SBNL" style:family="paragraph" style:parent-style-name="NL">
      <style:text-properties style:font-name="Arial"/>
    </style:style>
    <style:style style:name="SBNL1" style:family="paragraph" style:parent-style-name="NL1">
      <style:text-properties style:font-name="Arial"/>
    </style:style>
    <style:style style:name="SBNLX" style:family="paragraph" style:parent-style-name="NLX">
      <style:text-properties style:font-name="Arial"/>
    </style:style>
    <style:style style:name="ETNLX" style:family="paragraph" style:parent-style-name="ETNL" style:next-style-name="ET">
      <style:paragraph-properties fo:margin-top="0in" fo:margin-bottom="0.0835in"/>
    </style:style>
    <style:style style:name="WW-Balloon_20_Text" style:display-name="WW-Balloon Text" style:family="paragraph" style:parent-style-name="Standard">
      <style:text-properties style:font-name="Tahoma" fo:font-size="8pt" style:font-size-asian="8pt" style:font-name-complex="Tahoma" style:font-size-complex="8pt"/>
    </style:style>
    <style:style style:name="Comment_20_Text" style:display-name="Comment Text" style:family="paragraph" style:parent-style-name="Standard"/>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Footnote_20_Symbol" style:display-name="Footnote Symbol" style:family="text"/>
    <style:style style:name="Page_20_Number" style:display-name="Page Number" style:family="text" style:parent-style-name="WW-Default_20_Paragraph_20_Font1"/>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parent-style-name="WW-Default_20_Paragraph_20_Font">
      <style:text-properties fo:color="#800080" style:text-underline-style="solid" style:text-underline-width="auto" style:text-underline-color="font-color"/>
    </style:style>
    <style:style style:name="Endnote_20_Symbol" style:display-name="Endnote Symbol" style:family="text"/>
    <style:style style:name="Emphasis" style:family="text">
      <style:text-properties fo:font-style="italic" fo:font-weight="bold" style:font-style-asian="italic" style:font-weight-asian="bold"/>
    </style:style>
    <style:style style:name="Strong_20_Emphasis" style:display-name="Strong Emphasis" style:family="text">
      <style:text-properties fo:font-weight="bold" style:font-weight-asian="bold" style:font-weight-complex="bold"/>
    </style:style>
    <style:style style:name="Default_20_Paragraph_20_Font" style:display-name="Default Paragraph Font" style:family="text"/>
    <style:style style:name="WW-Absatz-Standardschriftart" style:family="text"/>
    <style:style style:name="WW-Absatz-Standardschriftart1" style:family="text"/>
    <style:style style:name="WW-Absatz-Standardschriftart11" style:family="text"/>
    <style:style style:name="WW8Num2z0" style:family="text">
      <style:text-properties fo:font-size="9pt" style:font-size-asian="9pt" style:font-size-complex="9pt"/>
    </style:style>
    <style:style style:name="WW8Num3z0" style:family="text">
      <style:text-properties style:font-name="StarSymbol" fo:font-size="9pt" style:font-size-asian="9pt" style:font-name-complex="StarSymbol" style:font-size-complex="9pt"/>
    </style:style>
    <style:style style:name="WW8Num4z0" style:family="text">
      <style:text-properties style:font-name="StarSymbol" fo:font-size="9pt" style:font-size-asian="9pt" style:font-name-complex="StarSymbol" style:font-size-complex="9pt"/>
    </style:style>
    <style:style style:name="WW8Num5z0" style:family="text">
      <style:text-properties style:font-name="StarSymbol" fo:font-size="9pt" style:font-size-asian="9pt" style:font-name-complex="StarSymbol" style:font-size-complex="9pt"/>
    </style:style>
    <style:style style:name="WW8Num6z0" style:family="text">
      <style:text-properties style:font-name="StarSymbol" fo:font-size="9pt" style:font-size-asian="9pt" style:font-name-complex="StarSymbol" style:font-size-complex="9pt"/>
    </style:style>
    <style:style style:name="WW8Num7z0" style:family="text">
      <style:text-properties style:font-name="StarSymbol" fo:font-size="9pt" style:font-size-asian="9pt" style:font-name-complex="StarSymbol" style:font-size-complex="9pt"/>
    </style:style>
    <style:style style:name="WW8Num8z0" style:family="text">
      <style:text-properties style:font-name="StarSymbol" fo:font-size="9pt" style:font-size-asian="9pt" style:font-name-complex="StarSymbol" style:font-size-complex="9pt"/>
    </style:style>
    <style:style style:name="WW8Num9z0" style:family="text">
      <style:text-properties style:font-name="StarSymbol" fo:font-size="9pt" style:font-size-asian="9pt" style:font-name-complex="StarSymbol" style:font-size-complex="9pt"/>
    </style:style>
    <style:style style:name="WW8Num12z0" style:family="text">
      <style:text-properties fo:font-size="9pt" style:font-size-asian="9pt" style:font-size-complex="9pt"/>
    </style:style>
    <style:style style:name="WW8Num13z0" style:family="text">
      <style:text-properties fo:font-size="9pt" style:font-size-asian="9pt" style:font-size-complex="9pt"/>
    </style:style>
    <style:style style:name="WW8Num14z0" style:family="text">
      <style:text-properties fo:font-size="9pt" style:font-size-asian="9pt" style:font-size-complex="9pt"/>
    </style:style>
    <style:style style:name="WW8Num15z0" style:family="text">
      <style:text-properties fo:font-size="9pt" style:font-size-asian="9pt" style:font-size-complex="9pt"/>
    </style:style>
    <style:style style:name="WW-Default_20_Paragraph_20_Font" style:display-name="WW-Default Paragraph Font" style:family="text"/>
    <style:style style:name="WW-Default_20_Paragraph_20_Font1" style:display-name="WW-Default Paragraph Font1" style:family="text"/>
    <style:style style:name="WW-Footnote_20_Characters" style:display-name="WW-Footnote Characters" style:family="text"/>
    <style:style style:name="WW-Footnote_20_Characters1" style:display-name="WW-Footnote Characters1" style:family="text"/>
    <style:style style:name="WW-Footnote_20_Characters11" style:display-name="WW-Footnote Characters11" style:family="text"/>
    <style:style style:name="WW-Footnote_20_Characters111" style:display-name="WW-Footnote Characters111" style:family="text" style:parent-style-name="WW-Default_20_Paragraph_20_Font1">
      <style:text-properties style:text-position="super 58%"/>
    </style:style>
    <style:style style:name="WW-Numbering_20_Symbols" style:display-name="WW-Numbering Symbols" style:family="text"/>
    <style:style style:name="WW-Numbering_20_Symbols1" style:display-name="WW-Numbering Symbols1" style:family="text"/>
    <style:style style:name="WW-Numbering_20_Symbols11" style:display-name="WW-Numbering Symbols11" style:family="text"/>
    <style:style style:name="WW-Numbering_20_Symbols111" style:display-name="WW-Numbering Symbols111" style:family="text"/>
    <style:style style:name="WW-Bullets" style:family="text">
      <style:text-properties style:font-name="StarSymbol" fo:font-size="9pt" style:font-name-asian="StarSymbol" style:font-size-asian="9pt" style:font-name-complex="StarSymbol" style:font-size-complex="9pt"/>
    </style:style>
    <style:style style:name="WW-Bullets1" style:family="text">
      <style:text-properties style:font-name="StarSymbol" fo:font-size="9pt" style:font-name-asian="StarSymbol" style:font-size-asian="9pt" style:font-name-complex="StarSymbol" style:font-size-complex="9pt"/>
    </style:style>
    <style:style style:name="WW-Bullets11" style:family="text">
      <style:text-properties style:font-name="StarSymbol" fo:font-size="9pt" style:font-name-asian="StarSymbol" style:font-size-asian="9pt" style:font-name-complex="StarSymbol" style:font-size-complex="9pt"/>
    </style:style>
    <style:style style:name="WW-Bullets111" style:family="text">
      <style:text-properties style:font-name="StarSymbol" fo:font-size="9pt" style:font-name-asian="StarSymbol" style:font-size-asian="9pt" style:font-name-complex="StarSymbol" style:font-size-complex="9pt"/>
    </style:style>
    <style:style style:name="WW-Endnote_20_Characters" style:display-name="WW-Endnote Characters" style:family="text"/>
    <style:style style:name="WW-Endnote_20_Characters1" style:display-name="WW-Endnote Characters1" style:family="text"/>
    <style:style style:name="WW-Endnote_20_Characters11" style:display-name="WW-Endnote Characters11" style:family="text">
      <style:text-properties style:text-position="super 58%"/>
    </style:style>
    <style:style style:name="WW-Endnote_20_Characters111" style:display-name="WW-Endnote Characters111" style:family="text" style:parent-style-name="WW-Default_20_Paragraph_20_Font1">
      <style:text-properties style:text-position="super 58%"/>
    </style:style>
    <style:style style:name="BulletSymbol" style:family="text">
      <style:text-properties fo:color="#000000" style:font-name="Courier New" fo:font-size="11pt" fo:font-weight="bold" style:font-size-asian="11pt" style:font-weight-asian="bold"/>
    </style:style>
    <style:style style:name="C1" style:family="text">
      <style:text-properties fo:color="#000000" style:font-name="Courier New" fo:font-size="10pt" style:font-size-asian="10pt"/>
    </style:style>
    <style:style style:name="ChapterNumber" style:family="text">
      <style:text-properties fo:color="#000000" style:font-name="Helvetica" fo:font-size="10pt" fo:font-weight="bold" style:font-size-asian="10pt" style:font-weight-asian="bold"/>
    </style:style>
    <style:style style:name="E1" style:family="text">
      <style:text-properties fo:font-weight="bold" style:font-weight-asian="bold"/>
    </style:style>
    <style:style style:name="E2" style:family="text">
      <style:text-properties fo:font-style="italic" style:font-style-asian="italic"/>
    </style:style>
    <style:style style:name="EquationNumber" style:family="text">
      <style:text-properties fo:color="#000000" style:font-name="Helvetica" fo:font-size="8pt" fo:font-weight="bold" style:font-size-asian="8pt" style:font-weight-asian="bold"/>
    </style:style>
    <style:style style:name="EquationVariables" style:family="text">
      <style:text-properties style:font-name="Helvetica"/>
    </style:style>
    <style:style style:name="FirstLetterTitle" style:family="text">
      <style:text-properties fo:color="#000000" style:font-name="Times" fo:font-size="42pt" fo:font-style="italic" style:font-size-asian="42pt" style:font-style-asian="italic"/>
    </style:style>
    <style:style style:name="Glossary-Term" style:family="text">
      <style:text-properties fo:color="#000000" style:font-name="Times New Roman" fo:font-size="10.5pt" fo:font-style="italic" fo:font-weight="bold" style:font-size-asian="10.5pt" style:font-style-asian="italic" style:font-weight-asian="bold"/>
    </style:style>
    <style:style style:name="IC" style:family="text">
      <style:text-properties fo:color="#808080" style:font-name="Times New Roman" fo:font-size="50pt" style:font-size-asian="50pt"/>
    </style:style>
    <style:style style:name="IXI" style:family="text">
      <style:text-properties style:font-name="Arial"/>
    </style:style>
    <style:style style:name="Legends" style:family="text">
      <style:text-properties fo:color="#ff0000" style:font-name="Times New Roman" fo:font-size="10pt" style:font-size-asian="10pt"/>
    </style:style>
    <style:style style:name="PageNumber" style:family="text">
      <style:text-properties style:font-name="Helvetica" fo:font-weight="bold" style:font-weight-asian="bold"/>
    </style:style>
    <style:style style:name="PartNumber" style:family="text">
      <style:text-properties fo:color="#000000" style:font-name="Times New Roman" fo:font-size="36pt" fo:font-style="italic" style:font-size-asian="36pt" style:font-style-asian="italic"/>
    </style:style>
    <style:style style:name="StepNumber" style:family="text">
      <style:text-properties fo:color="#000000" style:font-name="Helvetica" fo:font-size="8pt" fo:font-weight="bold" style:font-size-asian="8pt" style:font-weight-asian="bold"/>
    </style:style>
    <style:style style:name="SUB1" style:family="text">
      <style:text-properties style:text-position="sub 58%" style:font-name="Times" fo:font-size="8pt" style:font-size-asian="8pt"/>
    </style:style>
    <style:style style:name="SUP1" style:family="text">
      <style:text-properties style:text-position="super 58%" style:font-name="Times" fo:font-size="9pt" style:font-size-asian="9pt"/>
    </style:style>
    <style:style style:name="SYM1" style:family="text">
      <style:text-properties fo:color="#000000" style:font-name="Symbol" fo:font-size="11pt" style:font-size-asian="11pt"/>
    </style:style>
    <style:style style:name="SYM2" style:family="text">
      <style:text-properties fo:color="#000000" style:font-name="Symbol" fo:font-size="12pt" style:font-size-asian="12pt"/>
    </style:style>
    <style:style style:name="SYM3" style:family="text">
      <style:text-properties fo:color="#000000" style:font-name="Symbol" fo:font-size="12pt" style:font-size-asian="12pt"/>
    </style:style>
    <style:style style:name="SYM4" style:family="text">
      <style:text-properties fo:color="#000000" style:font-name="Symbol" fo:font-size="12pt" style:font-size-asian="12pt"/>
    </style:style>
    <style:style style:name="XIND" style:family="text">
      <style:text-properties style:font-name="Times New Roman" fo:font-size="11pt" style:font-size-asian="11pt"/>
    </style:style>
    <style:style style:name="E3" style:family="text">
      <style:text-properties fo:font-style="italic" fo:font-weight="bold" style:font-style-asian="italic" style:font-weight-asian="bold"/>
    </style:style>
    <style:style style:name="WW-WW8Num5z0" style:family="text">
      <style:text-properties style:font-name="Times New Roman" fo:font-style="normal" fo:font-weight="bold" style:font-style-asian="normal" style:font-weight-asian="bold"/>
    </style:style>
    <style:style style:name="WW8Num17z0" style:family="text">
      <style:text-properties style:font-name="Symbol"/>
    </style:style>
    <style:style style:name="WW8Num43z0" style:family="text">
      <style:text-properties style:font-name="Times New Roman" fo:font-style="normal" fo:font-weight="bold" style:font-style-asian="normal" style:font-weight-asian="bold"/>
    </style:style>
    <style:style style:name="WW8Num56z0" style:family="text">
      <style:text-properties style:font-name="Symbol"/>
    </style:style>
    <style:style style:name="WW8Num59z0" style:family="text">
      <style:text-properties style:font-name="Symbol"/>
    </style:style>
    <style:style style:name="WW8Num60z0" style:family="text">
      <style:text-properties style:font-name="Wingdings" fo:font-size="8pt" style:font-size-asian="8pt"/>
    </style:style>
    <style:style style:name="WW8Num62z0" style:family="text">
      <style:text-properties style:font-name="Symbol" fo:font-size="10pt" style:font-size-asian="10pt"/>
    </style:style>
    <style:style style:name="WW8Num63z0" style:family="text">
      <style:text-properties style:font-name="Wingdings" fo:font-size="8pt" style:font-size-asian="8pt"/>
    </style:style>
    <style:style style:name="WW8Num65z0" style:family="text">
      <style:text-properties style:font-name="Wingdings" fo:font-size="10pt" style:font-size-asian="10pt"/>
    </style:style>
    <style:style style:name="WW8Num66z0" style:family="text">
      <style:text-properties style:font-name="Symbol"/>
    </style:style>
    <style:style style:name="WW8Num67z0" style:family="text">
      <style:text-properties style:font-name="Wingdings" fo:font-size="8pt" style:font-size-asian="8pt"/>
    </style:style>
    <style:style style:name="WW8Num68z0" style:family="text">
      <style:text-properties style:font-name="Wingdings"/>
    </style:style>
    <style:style style:name="WW8Num72z0" style:family="text">
      <style:text-properties style:font-name="Wingdings" fo:font-size="8pt" style:font-size-asian="8pt"/>
    </style:style>
    <style:style style:name="WW8Num73z0" style:family="text">
      <style:text-properties style:font-name="Wingdings" fo:font-size="8pt" style:font-size-asian="8pt"/>
    </style:style>
    <style:style style:name="WW8Num75z0" style:family="text">
      <style:text-properties style:font-name="Wingdings"/>
    </style:style>
    <style:style style:name="WW8Num76z0" style:family="text">
      <style:text-properties style:font-name="Wingdings" fo:font-size="8pt" style:font-size-asian="8pt"/>
    </style:style>
    <style:style style:name="WW8Num77z0" style:family="text">
      <style:text-properties style:font-name="Arial"/>
    </style:style>
    <style:style style:name="WW8Num78z0" style:family="text">
      <style:text-properties style:font-name="Wingdings"/>
    </style:style>
    <style:style style:name="WW8Num80z0" style:family="text">
      <style:text-properties style:font-name="Wingdings" fo:font-size="8pt" style:font-size-asian="8pt"/>
    </style:style>
    <style:style style:name="WW8Num82z0" style:family="text">
      <style:text-properties style:font-name="Wingdings" fo:font-size="8pt" style:font-size-asian="8pt"/>
    </style:style>
    <style:style style:name="WW8Num87z0" style:family="text">
      <style:text-properties style:font-name="Symbol"/>
    </style:style>
    <style:style style:name="WW8Num88z0" style:family="text">
      <style:text-properties style:font-name="Wingdings" fo:font-size="8pt" style:font-size-asian="8pt"/>
    </style:style>
    <style:style style:name="WW8Num89z0" style:family="text">
      <style:text-properties style:font-name="Wingdings" fo:font-size="8pt" style:font-size-asian="8pt"/>
    </style:style>
    <style:style style:name="WW8Num90z0" style:family="text">
      <style:text-properties style:font-name="Wingdings" fo:font-size="8pt" style:font-size-asian="8pt"/>
    </style:style>
    <style:style style:name="WW8Num91z0" style:family="text">
      <style:text-properties style:font-name="Wingdings" fo:font-size="8pt" style:font-size-asian="8pt"/>
    </style:style>
    <style:style style:name="WW8Num97z0" style:family="text">
      <style:text-properties style:font-name="Wingdings"/>
    </style:style>
    <style:style style:name="WW8Num98z0" style:family="text">
      <style:text-properties style:font-name="Wingdings"/>
    </style:style>
    <style:style style:name="WW8Num101z0" style:family="text">
      <style:text-properties style:font-name="Wingdings" fo:font-size="8pt" style:font-size-asian="8pt"/>
    </style:style>
    <style:style style:name="WW8Num102z0" style:family="text">
      <style:text-properties style:font-name="Wingdings" fo:font-size="8pt" style:font-size-asian="8pt"/>
    </style:style>
    <style:style style:name="WW8Num104z0" style:family="text">
      <style:text-properties style:font-name="Wingdings" fo:font-size="8pt" style:font-size-asian="8pt"/>
    </style:style>
    <style:style style:name="WW8Num105z0" style:family="text">
      <style:text-properties style:font-name="Symbol"/>
    </style:style>
    <style:style style:name="WW8Num106z0" style:family="text">
      <style:text-properties style:font-name="Wingdings" fo:font-size="8pt" style:font-size-asian="8pt"/>
    </style:style>
    <style:style style:name="WW8Num107z0" style:family="text">
      <style:text-properties style:font-name="Wingdings" fo:font-size="8pt" style:font-size-asian="8pt"/>
    </style:style>
    <style:style style:name="WW8Num108z0" style:family="text">
      <style:text-properties style:font-name="Wingdings" fo:font-size="8pt" style:font-size-asian="8pt"/>
    </style:style>
    <style:style style:name="WW8Num109z0" style:family="text">
      <style:text-properties style:font-name="Arial"/>
    </style:style>
    <style:style style:name="WW8Num110z0" style:family="text">
      <style:text-properties style:font-name="Symbol"/>
    </style:style>
    <style:style style:name="WW8Num111z0" style:family="text">
      <style:text-properties style:font-name="Wingdings" fo:font-size="8pt" style:font-size-asian="8pt"/>
    </style:style>
    <style:style style:name="WW8Num112z0" style:family="text">
      <style:text-properties style:font-name="Helvetica" fo:font-size="9pt" fo:font-style="normal" fo:font-weight="bold" style:font-size-asian="9pt" style:font-style-asian="normal" style:font-weight-asian="bold"/>
    </style:style>
    <style:style style:name="WW8Num113z0" style:family="text">
      <style:text-properties style:font-name="Wingdings" fo:font-size="8pt" style:font-size-asian="8pt"/>
    </style:style>
    <style:style style:name="WW8Num115z0" style:family="text">
      <style:text-properties style:font-name="Symbol"/>
    </style:style>
    <style:style style:name="WW8Num116z0" style:family="text">
      <style:text-properties style:font-name="Arial"/>
    </style:style>
    <style:style style:name="WW8Num117z0" style:family="text">
      <style:text-properties style:font-name="Wingdings" fo:font-size="8pt" style:font-size-asian="8pt"/>
    </style:style>
    <style:style style:name="WW8Num119z0" style:family="text">
      <style:text-properties style:font-name="Arial"/>
    </style:style>
    <style:style style:name="WW8Num121z0" style:family="text">
      <style:text-properties style:font-name="Arial"/>
    </style:style>
    <style:style style:name="WW8Num123z0" style:family="text">
      <style:text-properties style:font-name="Symbol"/>
    </style:style>
    <style:style style:name="WW8Num124z0" style:family="text">
      <style:text-properties style:font-name="Wingdings" fo:font-size="8pt" style:font-size-asian="8pt"/>
    </style:style>
    <style:style style:name="WW8Num126z0" style:family="text">
      <style:text-properties style:font-name="Wingdings"/>
    </style:style>
    <style:style style:name="WW8Num129z0" style:family="text">
      <style:text-properties style:font-name="Wingdings"/>
    </style:style>
    <style:style style:name="WW8Num130z0" style:family="text">
      <style:text-properties style:font-name="Helvetica" fo:font-size="9pt" fo:font-style="normal" fo:font-weight="bold" style:font-size-asian="9pt" style:font-style-asian="normal" style:font-weight-asian="bold"/>
    </style:style>
    <style:style style:name="WW8Num131z0" style:family="text">
      <style:text-properties style:font-name="Wingdings" fo:font-size="8pt" style:font-size-asian="8pt"/>
    </style:style>
    <style:style style:name="WW8Num133z0" style:family="text">
      <style:text-properties style:font-name="Wingdings" fo:font-size="8pt" style:font-size-asian="8pt"/>
    </style:style>
    <style:style style:name="WW8Num134z0" style:family="text">
      <style:text-properties style:font-name="Wingdings"/>
    </style:style>
    <style:style style:name="WW8Num135z0" style:family="text">
      <style:text-properties style:font-name="Wingdings" fo:font-size="8pt" style:font-size-asian="8pt"/>
    </style:style>
    <style:style style:name="WW8Num136z0" style:family="text">
      <style:text-properties style:font-name="Helvetica" fo:font-size="9pt" fo:font-style="normal" fo:font-weight="bold" style:font-size-asian="9pt" style:font-style-asian="normal" style:font-weight-asian="bold"/>
    </style:style>
    <style:style style:name="WW8Num137z0" style:family="text">
      <style:text-properties style:font-name="Wingdings"/>
    </style:style>
    <style:style style:name="WW8Num138z0" style:family="text">
      <style:text-properties style:font-name="Wingdings" fo:font-size="8pt" style:font-size-asian="8pt"/>
    </style:style>
    <style:style style:name="WW8Num139z0" style:family="text">
      <style:text-properties style:font-name="Arial"/>
    </style:style>
    <style:style style:name="WW8Num140z0" style:family="text">
      <style:text-properties style:font-name="Wingdings"/>
    </style:style>
    <style:style style:name="WW8NumSt34z0" style:family="text">
      <style:text-properties style:font-name="Symbol"/>
    </style:style>
    <style:style style:name="WW8NumSt38z0" style:family="text">
      <style:text-properties style:font-name="Symbol"/>
    </style:style>
    <style:style style:name="WW8NumSt39z0" style:family="text">
      <style:text-properties style:font-name="Symbol"/>
    </style:style>
    <style:style style:name="WW8NumSt71z0" style:family="text">
      <style:text-properties style:font-name="Times New Roman" fo:font-size="18pt" style:font-size-asian="18pt"/>
    </style:style>
    <style:style style:name="WW8NumSt73z0" style:family="text">
      <style:text-properties style:font-name="Times New Roman" fo:font-size="20pt" style:font-size-asian="20pt"/>
    </style:style>
    <style:style style:name="WW8NumSt89z0" style:family="text">
      <style:text-properties style:font-name="Symbol"/>
    </style:style>
    <style:style style:name="WW8Num61z0" style:family="text">
      <style:text-properties style:font-name="Helvetica" fo:font-size="9pt" fo:font-style="normal" fo:font-weight="bold" style:font-size-asian="9pt" style:font-style-asian="normal" style:font-weight-asian="bold"/>
    </style:style>
    <style:style style:name="WW8NumSt2z0" style:family="text">
      <style:text-properties style:font-name="Symbol"/>
    </style:style>
    <style:style style:name="CD4" style:family="text" style:parent-style-name="WW-Default_20_Paragraph_20_Font">
      <style:text-properties fo:color="#000000" style:font-name="Courier New" fo:font-size="10pt" fo:font-style="italic" fo:font-weight="bold" style:font-size-asian="10pt" style:font-style-asian="italic" style:font-weight-asian="bold"/>
    </style:style>
    <style:style style:name="CD1" style:family="text">
      <style:text-properties fo:color="#000000" style:font-name="Courier New" fo:font-size="10pt" style:font-size-asian="10pt"/>
    </style:style>
    <style:style style:name="CD3" style:family="text">
      <style:text-properties fo:color="#000000" style:font-name="Courier New" fo:font-size="10pt" fo:font-style="italic" style:font-size-asian="10pt" style:font-style-asian="italic"/>
    </style:style>
    <style:style style:name="CD2" style:family="text">
      <style:text-properties fo:color="#000000" style:font-name="Courier New" fo:font-size="10pt" fo:font-weight="bold" style:font-size-asian="10pt" style:font-weight-asian="bold"/>
    </style:style>
    <style:style style:name="Comment_20_Reference" style:display-name="Comment Reference" style:family="text" style:parent-style-name="Default_20_Paragraph_20_Font">
      <style:text-properties fo:font-size="8pt" style:font-size-asian="8pt" style:font-size-complex="8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prefix="Chapter " style:num-format="1"/>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style:list-level-properties text:min-label-distance="0.15in"/>
      </text:outline-level-style>
    </text:outline-style>
    <text:list-style style:name="Outline">
      <text:list-level-style-number text:level="1" style:num-prefix="Chapter " style:num-format="1"/>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style:list-level-properties text:min-label-distance="0.15in"/>
      </text:list-level-style-number>
    </text:list-style>
    <text:list-style style:name="WW8Num1">
      <text:list-level-style-number text:level="1" style:num-suffix="." style:num-format="1">
        <style:list-level-properties text:min-label-width="0.196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2.5in" text:min-label-width="0.25in"/>
      </text:list-level-style-number>
    </text:list-style>
    <text:list-style style:name="WW8Num2">
      <text:list-level-style-number text:level="1" style:num-prefix="Chapter " style:num-format="1"/>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paragraph-properties>
        <style:tab-stops>
          <style:tab-stop style:position="6in" style:type="right"/>
        </style:tab-stops>
      </style:paragraph-properties>
    </style:style>
    <style:page-layout style:name="pm1">
      <style:page-layout-properties fo:page-width="8.5in" fo:page-height="11in" style:num-format="1" style:print-orientation="portrait" fo:margin-top="0.5in" fo:margin-bottom="0.4925in" fo:margin-left="1.25in" fo:margin-right="1.25in" style:writing-mode="lr-tb" style:layout-grid-color="#c0c0c0" style:layout-grid-lines="40" style:layout-grid-base-height="0.139in" style:layout-grid-ruby-height="0.111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5in" fo:margin-bottom="0.461in" style:dynamic-spacing="true"/>
      </style:header-style>
      <style:footer-style>
        <style:header-footer-properties fo:min-height="0.498in" fo:margin-top="0.4591in" style:dynamic-spacing="true"/>
      </style:footer-style>
    </style:page-layout>
  </office:automatic-styles>
  <office:master-styles>
    <style:master-page style:name="Standard" style:page-layout-name="pm1">
      <style:header>
        <text:p text:style-name="Header"/>
      </style:header>
      <style:footer>
        <text:p text:style-name="P1">Chapter 2 <text:tab/>Page <text:span text:style-name="Page_20_Number"><text:page-number style:num-format="1" text:select-page="current">25</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meta:generator>
    <dc:title>Chapter 2</dc:title>
    <meta:initial-creator>UNOYEKA</meta:initial-creator>
    <meta:creation-date>2006-05-23T21:26:00</meta:creation-date>
    <dc:creator>Nancy</dc:creator>
    <dc:date>2006-05-23T21:26:00</dc:date>
    <dc:language>en-US</dc:language>
    <meta:editing-cycles>2</meta:editing-cycles>
    <meta:editing-duration>PT0S</meta:editing-duration>
    <meta:user-defined meta:name="Info 1"/>
    <meta:user-defined meta:name="Info 2"/>
    <meta:user-defined meta:name="Info 3"/>
    <meta:user-defined meta:name="Info 4"/>
    <meta:document-statistic meta:table-count="1" meta:image-count="0" meta:object-count="0" meta:page-count="25" meta:paragraph-count="261" meta:word-count="5906" meta:character-count="33423"/>
  </office:meta>
</office:document-meta>
</file>